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3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4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6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7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8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9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0" style:family="paragraph" style:parent-style-name="Standard">
      <style:text-properties officeooo:rsid="000c6720" officeooo:paragraph-rsid="000c6720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83d22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80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81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82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83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84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85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86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87" style:family="paragraph" style:parent-style-name="Standard">
      <style:text-properties officeooo:rsid="0009d20a" officeooo:paragraph-rsid="0030fe08"/>
    </style:style>
    <style:style style:name="P88" style:family="paragraph" style:parent-style-name="Standard">
      <style:text-properties officeooo:rsid="0002ab6e" officeooo:paragraph-rsid="00337396"/>
    </style:style>
    <style:style style:name="P89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90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91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9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94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95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96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02" style:family="paragraph" style:parent-style-name="Standard">
      <style:text-properties fo:font-size="12pt" fo:font-style="normal" fo:font-weight="normal" officeooo:rsid="0085449c" officeooo:paragraph-rsid="0096ae3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05dc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05dc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05dc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70d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fo:font-weight="normal" officeooo:rsid="008d9e6d" officeooo:paragraph-rsid="008d9e6d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fo:font-weight="normal" officeooo:rsid="008e8c59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fo:font-weight="normal" officeooo:rsid="00328a78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091ec1c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091ec1c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fo:font-weight="normal" officeooo:rsid="0092eda0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9f11a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067269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a2c05b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0a0cfbd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3fd96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8bb451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c6b1" officeooo:paragraph-rsid="008bc6b1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text-properties fo:font-size="12pt" fo:font-style="normal" style:text-underline-style="none" fo:font-weight="normal" officeooo:rsid="00890e75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f39ba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d9e6d" officeooo:paragraph-rsid="008d9e6d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officeooo:rsid="0076bd42" officeooo:paragraph-rsid="009f39ba" style:font-size-asian="10.5pt" style:font-style-asian="normal" style:font-size-complex="12pt" style:font-style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text-properties fo:font-size="12pt" officeooo:rsid="005c5fe5" officeooo:paragraph-rsid="00328a78" style:font-size-asian="12pt" style:font-size-complex="12pt"/>
    </style:style>
    <style:style style:name="P164" style:family="paragraph" style:parent-style-name="Standard">
      <style:text-properties fo:font-size="12pt" officeooo:rsid="005c5fe5" officeooo:paragraph-rsid="009f11a1" style:font-size-asian="12pt" style:font-size-complex="12pt"/>
    </style:style>
    <style:style style:name="P165" style:family="paragraph" style:parent-style-name="Standard">
      <style:text-properties fo:color="#ff3333" fo:font-size="12pt" fo:font-style="normal" fo:font-weight="normal" officeooo:rsid="008746db" officeooo:paragraph-rsid="008746db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color="#ff3333" fo:font-size="12pt" fo:font-style="normal" fo:font-weight="normal" officeooo:rsid="008746db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color="#ff3333"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color="#ff3333" fo:font-size="12pt" fo:font-style="normal" style:text-underline-style="none" fo:font-weight="normal" officeooo:rsid="00890e75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31137d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930241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b451" officeooo:paragraph-rsid="008bb451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solid" style:text-underline-width="auto" style:text-underline-color="font-color" officeooo:rsid="0031137d" officeooo:paragraph-rsid="0031137d" style:font-style-asian="normal" style:font-style-complex="normal"/>
    </style:style>
    <style:style style:name="P173" style:family="paragraph" style:parent-style-name="Standard">
      <style:text-properties fo:font-style="normal" style:text-underline-style="solid" style:text-underline-width="auto" style:text-underline-color="font-color" officeooo:rsid="0031137d" officeooo:paragraph-rsid="00930241" style:font-style-asian="normal" style:font-style-complex="normal"/>
    </style:style>
    <style:style style:name="P174" style:family="paragraph" style:parent-style-name="Standard">
      <style:text-properties fo:font-style="normal" style:text-underline-style="solid" style:text-underline-width="auto" style:text-underline-color="font-color" officeooo:rsid="003a0416" officeooo:paragraph-rsid="003a0416" style:font-style-asian="normal" style:font-style-complex="normal"/>
    </style:style>
    <style:style style:name="P175" style:family="paragraph" style:parent-style-name="Standard"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176" style:family="paragraph" style:parent-style-name="Standard"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177" style:family="paragraph" style:parent-style-name="Standard">
      <style:text-properties fo:font-style="normal" style:text-underline-style="solid" style:text-underline-width="auto" style:text-underline-color="font-color" officeooo:rsid="0091ec1c" officeooo:paragraph-rsid="00930241" style:font-style-asian="normal" style:font-style-complex="normal"/>
    </style:style>
    <style:style style:name="P178" style:family="paragraph" style:parent-style-name="Standard">
      <style:text-properties fo:font-style="normal" style:text-underline-style="solid" style:text-underline-width="auto" style:text-underline-color="font-color" officeooo:rsid="00328a78" officeooo:paragraph-rsid="00365fd4" style:font-style-asian="normal" style:font-style-complex="normal"/>
    </style:style>
    <style:style style:name="P179" style:family="paragraph" style:parent-style-name="Standard">
      <style:text-properties fo:font-style="normal" fo:font-weight="normal" officeooo:rsid="0094e1ec" officeooo:paragraph-rsid="0096ae36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181" style:family="paragraph" style:parent-style-name="Standard">
      <style:text-properties fo:font-style="normal" officeooo:rsid="003a0416" officeooo:paragraph-rsid="00930241" style:font-style-asian="normal" style:font-style-complex="normal"/>
    </style:style>
    <style:style style:name="P182" style:family="paragraph" style:parent-style-name="Standard">
      <style:paragraph-properties fo:text-align="start" style:justify-single-word="false"/>
      <style:text-properties fo:font-style="normal" officeooo:rsid="003a0416" officeooo:paragraph-rsid="00930241" style:font-style-asian="normal" style:font-style-complex="normal"/>
    </style:style>
    <style:style style:name="P183" style:family="paragraph" style:parent-style-name="Standard">
      <style:text-properties fo:font-style="normal" officeooo:rsid="0091ec1c" officeooo:paragraph-rsid="0091ec1c" style:font-style-asian="normal" style:font-style-complex="normal"/>
    </style:style>
    <style:style style:name="P184" style:family="paragraph" style:parent-style-name="Standard">
      <style:paragraph-properties fo:text-align="start" style:justify-single-word="false"/>
      <style:text-properties fo:font-style="normal" officeooo:rsid="005726c9" officeooo:paragraph-rsid="00930241" style:font-style-asian="normal" style:font-style-complex="normal"/>
    </style:style>
    <style:style style:name="P18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186" style:family="paragraph" style:parent-style-name="Standard">
      <style:text-properties fo:font-style="normal" officeooo:rsid="0031137d" officeooo:paragraph-rsid="00930241" style:font-style-asian="normal" style:font-style-complex="normal"/>
    </style:style>
    <style:style style:name="P18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188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189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none" fo:font-weight="normal" officeooo:rsid="009841b0" officeooo:paragraph-rsid="009841b0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normal" officeooo:rsid="009841b0" officeooo:paragraph-rsid="00989554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none" fo:font-weight="normal" officeooo:rsid="009841b0" officeooo:paragraph-rsid="009a72e1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none" officeooo:rsid="0096ae36" officeooo:paragraph-rsid="0096ae36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96ae36" officeooo:paragraph-rsid="009841b0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96ae36" officeooo:paragraph-rsid="00989554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96ae36" officeooo:paragraph-rsid="009a72e1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9841b0" officeooo:paragraph-rsid="009841b0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9841b0" officeooo:paragraph-rsid="009a72e1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989554" officeooo:paragraph-rsid="00989554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989554" officeooo:paragraph-rsid="009a72e1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9a72e1" officeooo:paragraph-rsid="009a72e1" style:font-style-asian="normal" style:font-style-complex="normal"/>
    </style:style>
    <style:style style:name="P202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203" style:family="paragraph" style:parent-style-name="Standard">
      <style:paragraph-properties fo:text-align="start" style:justify-single-word="false"/>
      <style:text-properties fo:font-weight="normal" officeooo:rsid="0017e649" officeooo:paragraph-rsid="00a0cfbd" style:font-weight-asian="normal" style:font-weight-complex="normal"/>
    </style:style>
    <style:style style:name="P20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205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06" style:family="paragraph" style:parent-style-name="Standard">
      <style:paragraph-properties fo:text-align="start" style:justify-single-word="false"/>
      <style:text-properties officeooo:rsid="00328a78" officeooo:paragraph-rsid="00903dc8"/>
    </style:style>
    <style:style style:name="P207" style:family="paragraph" style:parent-style-name="Standard">
      <style:text-properties officeooo:rsid="00328a78" officeooo:paragraph-rsid="00328a78"/>
    </style:style>
    <style:style style:name="P208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209" style:family="paragraph" style:parent-style-name="Standard">
      <style:text-properties fo:font-size="11pt" fo:font-style="normal" style:text-underline-style="solid" style:text-underline-width="auto" style:text-underline-color="font-color" officeooo:rsid="00328a78" officeooo:paragraph-rsid="00365fd4" style:font-size-asian="11pt" style:font-style-asian="normal" style:font-size-complex="11pt" style:font-style-complex="normal"/>
    </style:style>
    <style:style style:name="P210" style:family="paragraph" style:parent-style-name="Standard">
      <style:text-properties fo:font-size="11pt" fo:font-style="normal" fo:font-weight="normal" officeooo:rsid="003bf25a" officeooo:paragraph-rsid="005c5fe5" style:font-size-asian="11pt" style:font-style-asian="normal" style:font-weight-asian="normal" style:font-size-complex="11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808080"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tyle="normal" officeooo:rsid="005726c9" officeooo:paragraph-rsid="00930241" style:font-style-asian="normal" style:font-style-complex="normal"/>
    </style:style>
    <style:style style:name="P21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218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219" style:family="paragraph" style:parent-style-name="Standard">
      <style:paragraph-properties fo:break-before="page"/>
      <style:text-properties style:text-underline-style="solid" style:text-underline-width="auto" style:text-underline-color="font-color" officeooo:rsid="00341b7b" officeooo:paragraph-rsid="005dcd96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fo:font-weight="bold" officeooo:rsid="008bb451" style:font-weight-asian="bold" style:font-weight-complex="bold"/>
    </style:style>
    <style:style style:name="T8" style:family="text">
      <style:text-properties fo:font-weight="bold" officeooo:rsid="00903dc8" style:font-weight-asian="bold" style:font-weight-complex="bold"/>
    </style:style>
    <style:style style:name="T9" style:family="text">
      <style:text-properties fo:font-weight="bold" officeooo:rsid="00989554" style:font-weight-asian="bold" style:font-weight-complex="bold"/>
    </style:style>
    <style:style style:name="T10" style:family="text">
      <style:text-properties officeooo:rsid="000f1735"/>
    </style:style>
    <style:style style:name="T11" style:family="text">
      <style:text-properties officeooo:rsid="000f8d5d"/>
    </style:style>
    <style:style style:name="T12" style:family="text">
      <style:text-properties officeooo:rsid="00114857"/>
    </style:style>
    <style:style style:name="T13" style:family="text">
      <style:text-properties fo:font-style="normal" officeooo:rsid="00170685" style:font-style-asian="normal" style:font-style-complex="normal"/>
    </style:style>
    <style:style style:name="T14" style:family="text">
      <style:text-properties fo:font-style="normal" officeooo:rsid="00337396" style:font-style-asian="normal" style:font-style-complex="normal"/>
    </style:style>
    <style:style style:name="T15" style:family="text">
      <style:text-properties officeooo:rsid="001c16c2"/>
    </style:style>
    <style:style style:name="T16" style:family="text">
      <style:text-properties officeooo:rsid="0021e631"/>
    </style:style>
    <style:style style:name="T17" style:family="text">
      <style:text-properties officeooo:rsid="002627d8"/>
    </style:style>
    <style:style style:name="T18" style:family="text">
      <style:text-properties officeooo:rsid="002b211b"/>
    </style:style>
    <style:style style:name="T19" style:family="text">
      <style:text-properties officeooo:rsid="002dba3c"/>
    </style:style>
    <style:style style:name="T20" style:family="text">
      <style:text-properties fo:font-size="12pt" fo:font-style="normal" fo:font-weight="normal" officeooo:rsid="008e70d5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9f39ba" style:font-size-asian="10.5pt" style:font-style-asian="normal" style:font-size-complex="12pt" style:font-style-complex="normal"/>
    </style:style>
    <style:style style:name="T23" style:family="text">
      <style:text-properties fo:font-size="12pt" fo:font-style="normal" officeooo:rsid="00779fa8" style:font-size-asian="10.5pt" style:font-style-asian="normal" style:font-size-complex="12pt" style:font-style-complex="normal"/>
    </style:style>
    <style:style style:name="T2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5" style:family="text">
      <style:text-properties fo:font-size="12pt" style:text-underline-style="none" fo:font-weight="bold" officeooo:rsid="005dcd96" style:font-size-asian="10.5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5aaccd" style:font-size-asian="10.5pt" style:font-weight-asian="bold" style:font-size-complex="12pt" style:font-weight-complex="bold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40a5be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989554" style:font-size-asian="10.5pt" style:font-weight-asian="bold" style:font-size-complex="12pt" style:font-weight-complex="bold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32" style:family="text">
      <style:text-properties fo:font-size="12pt" style:text-underline-style="solid" style:text-underline-width="auto" style:text-underline-color="font-color" fo:font-weight="bold" officeooo:rsid="0040a5be" style:font-size-asian="10.5pt" style:font-weight-asian="bold" style:font-size-complex="12pt" style:font-weight-complex="bold"/>
    </style:style>
    <style:style style:name="T33" style:family="text">
      <style:text-properties fo:font-size="12pt" style:text-underline-style="solid" style:text-underline-width="auto" style:text-underline-color="font-color" fo:font-weight="bold" officeooo:rsid="00989554" style:font-size-asian="10.5pt" style:font-weight-asian="bold" style:font-size-complex="12pt" style:font-weight-complex="bold"/>
    </style:style>
    <style:style style:name="T34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5" style:family="text">
      <style:text-properties officeooo:rsid="0030724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026f" style:font-weight-asian="normal" style:font-weight-complex="normal"/>
    </style:style>
    <style:style style:name="T38" style:family="text">
      <style:text-properties fo:font-weight="normal" officeooo:rsid="002720ed" style:font-weight-asian="normal" style:font-weight-complex="normal"/>
    </style:style>
    <style:style style:name="T39" style:family="text">
      <style:text-properties fo:font-weight="normal" officeooo:rsid="0029f688" style:font-weight-asian="normal" style:font-weight-complex="normal"/>
    </style:style>
    <style:style style:name="T40" style:family="text">
      <style:text-properties fo:font-weight="normal" officeooo:rsid="0070ae3b" style:font-weight-asian="normal" style:font-weight-complex="normal"/>
    </style:style>
    <style:style style:name="T41" style:family="text">
      <style:text-properties fo:font-weight="normal" officeooo:rsid="00720eea" style:font-weight-asian="normal" style:font-weight-complex="normal"/>
    </style:style>
    <style:style style:name="T42" style:family="text">
      <style:text-properties fo:font-weight="normal" officeooo:rsid="008c1dc5" style:font-weight-asian="normal" style:font-weight-complex="normal"/>
    </style:style>
    <style:style style:name="T43" style:family="text">
      <style:text-properties fo:font-weight="normal" officeooo:rsid="008e8c59" style:font-weight-asian="normal" style:font-weight-complex="normal"/>
    </style:style>
    <style:style style:name="T44" style:family="text">
      <style:text-properties fo:font-weight="normal" officeooo:rsid="0091ec1c" style:font-weight-asian="normal" style:font-weight-complex="normal"/>
    </style:style>
    <style:style style:name="T45" style:family="text">
      <style:text-properties fo:font-weight="normal" officeooo:rsid="0040a5be" style:font-weight-asian="normal" style:font-weight-complex="normal"/>
    </style:style>
    <style:style style:name="T46" style:family="text">
      <style:text-properties fo:font-weight="normal" officeooo:rsid="00989554" style:font-weight-asian="normal" style:font-weight-complex="normal"/>
    </style:style>
    <style:style style:name="T47" style:family="text">
      <style:text-properties fo:font-weight="normal" officeooo:rsid="009f11a1" style:font-weight-asian="normal" style:font-weight-complex="normal"/>
    </style:style>
    <style:style style:name="T48" style:family="text">
      <style:text-properties fo:font-weight="normal" officeooo:rsid="009f39ba" style:font-weight-asian="normal" style:font-weight-complex="normal"/>
    </style:style>
    <style:style style:name="T49" style:family="text">
      <style:text-properties officeooo:rsid="0030fe08"/>
    </style:style>
    <style:style style:name="T50" style:family="text">
      <style:text-properties officeooo:rsid="00337396"/>
    </style:style>
    <style:style style:name="T51" style:family="text">
      <style:text-properties officeooo:rsid="00341b7b"/>
    </style:style>
    <style:style style:name="T52" style:family="text">
      <style:text-properties officeooo:rsid="003561a5"/>
    </style:style>
    <style:style style:name="T53" style:family="text">
      <style:text-properties officeooo:rsid="00365fd4"/>
    </style:style>
    <style:style style:name="T54" style:family="text">
      <style:text-properties officeooo:rsid="003711fe"/>
    </style:style>
    <style:style style:name="T55" style:family="text">
      <style:text-properties officeooo:rsid="0038ea46"/>
    </style:style>
    <style:style style:name="T56" style:family="text">
      <style:text-properties officeooo:rsid="003a0416"/>
    </style:style>
    <style:style style:name="T57" style:family="text">
      <style:text-properties officeooo:rsid="00430465"/>
    </style:style>
    <style:style style:name="T58" style:family="text">
      <style:text-properties officeooo:rsid="0051c30d"/>
    </style:style>
    <style:style style:name="T59" style:family="text">
      <style:text-properties fo:font-style="italic" officeooo:rsid="0055f6c5" style:font-style-asian="italic" style:font-style-complex="italic"/>
    </style:style>
    <style:style style:name="T60" style:family="text">
      <style:text-properties fo:font-style="italic" officeooo:rsid="0055673a" style:font-style-asian="italic" style:font-style-complex="italic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55673a"/>
    </style:style>
    <style:style style:name="T6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8e8c59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91ec1c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officeooo:rsid="008e8c59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903dc8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40a5be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989554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officeooo:rsid="00903dc8"/>
    </style:style>
    <style:style style:name="T72" style:family="text">
      <style:text-properties style:text-underline-style="solid" style:text-underline-width="auto" style:text-underline-color="font-color" officeooo:rsid="003711fe"/>
    </style:style>
    <style:style style:name="T73" style:family="text">
      <style:text-properties style:text-underline-style="solid" style:text-underline-width="auto" style:text-underline-color="font-color" officeooo:rsid="003561a5"/>
    </style:style>
    <style:style style:name="T74" style:family="text">
      <style:text-properties officeooo:rsid="0058adf0"/>
    </style:style>
    <style:style style:name="T75" style:family="text">
      <style:text-properties officeooo:rsid="005aaccd"/>
    </style:style>
    <style:style style:name="T76" style:family="text">
      <style:text-properties officeooo:rsid="005c5fe5"/>
    </style:style>
    <style:style style:name="T77" style:family="text">
      <style:text-properties officeooo:rsid="005dcd96"/>
    </style:style>
    <style:style style:name="T78" style:family="text">
      <style:text-properties officeooo:rsid="005efab5"/>
    </style:style>
    <style:style style:name="T79" style:family="text">
      <style:text-properties officeooo:rsid="00618ce8"/>
    </style:style>
    <style:style style:name="T80" style:family="text">
      <style:text-properties officeooo:rsid="0062b904"/>
    </style:style>
    <style:style style:name="T81" style:family="text">
      <style:text-properties officeooo:rsid="0062d292"/>
    </style:style>
    <style:style style:name="T82" style:family="text">
      <style:text-properties officeooo:rsid="006341db"/>
    </style:style>
    <style:style style:name="T83" style:family="text">
      <style:text-properties officeooo:rsid="0064c933"/>
    </style:style>
    <style:style style:name="T84" style:family="text">
      <style:text-properties officeooo:rsid="0067269b"/>
    </style:style>
    <style:style style:name="T85" style:family="text">
      <style:text-properties officeooo:rsid="006a69da"/>
    </style:style>
    <style:style style:name="T86" style:family="text">
      <style:text-properties officeooo:rsid="006eb201"/>
    </style:style>
    <style:style style:name="T87" style:family="text">
      <style:text-properties officeooo:rsid="00720eea"/>
    </style:style>
    <style:style style:name="T88" style:family="text">
      <style:text-properties officeooo:rsid="00733e7b"/>
    </style:style>
    <style:style style:name="T89" style:family="text">
      <style:text-properties officeooo:rsid="0055673a"/>
    </style:style>
    <style:style style:name="T90" style:family="text">
      <style:text-properties officeooo:rsid="0074710d"/>
    </style:style>
    <style:style style:name="T91" style:family="text">
      <style:text-properties officeooo:rsid="0076bd42"/>
    </style:style>
    <style:style style:name="T92" style:family="text">
      <style:text-properties officeooo:rsid="0079ad0d"/>
    </style:style>
    <style:style style:name="T93" style:family="text">
      <style:text-properties officeooo:rsid="007a5819"/>
    </style:style>
    <style:style style:name="T94" style:family="text">
      <style:text-properties fo:color="#cc0000"/>
    </style:style>
    <style:style style:name="T95" style:family="text">
      <style:text-properties fo:color="#cc0000" officeooo:rsid="0040a5be"/>
    </style:style>
    <style:style style:name="T96" style:family="text">
      <style:text-properties fo:color="#cc0000" officeooo:rsid="00365fd4"/>
    </style:style>
    <style:style style:name="T97" style:family="text">
      <style:text-properties fo:color="#cc0000" officeooo:rsid="009d02f9"/>
    </style:style>
    <style:style style:name="T98" style:family="text">
      <style:text-properties officeooo:rsid="007e9d3b"/>
    </style:style>
    <style:style style:name="T99" style:family="text">
      <style:text-properties officeooo:rsid="007ee952"/>
    </style:style>
    <style:style style:name="T100" style:family="text">
      <style:text-properties officeooo:rsid="007fe493"/>
    </style:style>
    <style:style style:name="T101" style:family="text">
      <style:text-properties officeooo:rsid="00806f8d"/>
    </style:style>
    <style:style style:name="T102" style:family="text">
      <style:text-properties officeooo:rsid="00890e75"/>
    </style:style>
    <style:style style:name="T103" style:family="text">
      <style:text-properties officeooo:rsid="008a5042"/>
    </style:style>
    <style:style style:name="T104" style:family="text">
      <style:text-properties officeooo:rsid="008bb451"/>
    </style:style>
    <style:style style:name="T105" style:family="text">
      <style:text-properties officeooo:rsid="008c1dc5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officeooo:rsid="009f39ba"/>
    </style:style>
    <style:style style:name="T108" style:family="text">
      <style:text-properties style:text-underline-style="none" officeooo:rsid="00307247"/>
    </style:style>
    <style:style style:name="T109" style:family="text">
      <style:text-properties style:text-underline-style="none" officeooo:rsid="00a2c05b"/>
    </style:style>
    <style:style style:name="T110" style:family="text">
      <style:text-properties style:text-underline-style="none" officeooo:rsid="0073fd96"/>
    </style:style>
    <style:style style:name="T111" style:family="text">
      <style:text-properties style:text-underline-style="none" officeooo:rsid="00903dc8"/>
    </style:style>
    <style:style style:name="T112" style:family="text">
      <style:text-properties style:text-underline-style="none" officeooo:rsid="0091ec1c"/>
    </style:style>
    <style:style style:name="T113" style:family="text">
      <style:text-properties style:text-underline-style="none" officeooo:rsid="008e8c59"/>
    </style:style>
    <style:style style:name="T114" style:family="text">
      <style:text-properties style:text-underline-style="none" officeooo:rsid="0074710d"/>
    </style:style>
    <style:style style:name="T115" style:family="text">
      <style:text-properties style:text-underline-style="none" officeooo:rsid="0092eda0"/>
    </style:style>
    <style:style style:name="T116" style:family="text">
      <style:text-properties style:text-underline-style="none" officeooo:rsid="00930241"/>
    </style:style>
    <style:style style:name="T117" style:family="text">
      <style:text-properties style:text-underline-style="none" officeooo:rsid="003711fe"/>
    </style:style>
    <style:style style:name="T118" style:family="text">
      <style:text-properties officeooo:rsid="008e70d5"/>
    </style:style>
    <style:style style:name="T119" style:family="text">
      <style:text-properties officeooo:rsid="008e8c59"/>
    </style:style>
    <style:style style:name="T120" style:family="text">
      <style:text-properties officeooo:rsid="00903dc8"/>
    </style:style>
    <style:style style:name="T121" style:family="text">
      <style:text-properties officeooo:rsid="0091ec1c"/>
    </style:style>
    <style:style style:name="T122" style:family="text">
      <style:text-properties officeooo:rsid="0092eda0"/>
    </style:style>
    <style:style style:name="T123" style:family="text">
      <style:text-properties officeooo:rsid="00930241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font-size="11pt" officeooo:rsid="008e8c59" style:font-size-asian="11pt" style:font-size-complex="11pt"/>
    </style:style>
    <style:style style:name="T126" style:family="text">
      <style:text-properties fo:font-size="11pt" officeooo:rsid="00903dc8" style:font-size-asian="11pt" style:font-size-complex="11pt"/>
    </style:style>
    <style:style style:name="T127" style:family="text">
      <style:text-properties fo:font-size="11pt" officeooo:rsid="0091ec1c" style:font-size-asian="11pt" style:font-size-complex="11pt"/>
    </style:style>
    <style:style style:name="T128" style:family="text">
      <style:text-properties fo:font-size="11pt" officeooo:rsid="003a0416" style:font-size-asian="11pt" style:font-size-complex="11pt"/>
    </style:style>
    <style:style style:name="T129" style:family="text">
      <style:text-properties fo:font-size="11pt" officeooo:rsid="00989554" style:font-size-asian="11pt" style:font-size-complex="11pt"/>
    </style:style>
    <style:style style:name="T130" style:family="text">
      <style:text-properties fo:font-size="11pt" officeooo:rsid="0040a5be" style:font-size-asian="11pt" style:font-size-complex="11pt"/>
    </style:style>
    <style:style style:name="T131" style:family="text">
      <style:text-properties fo:font-size="11pt" officeooo:rsid="00341b7b" style:font-size-asian="11pt" style:font-size-complex="11pt"/>
    </style:style>
    <style:style style:name="T132" style:family="text">
      <style:text-properties fo:font-size="11pt" officeooo:rsid="005c5fe5" style:font-size-asian="11pt" style:font-size-complex="11pt"/>
    </style:style>
    <style:style style:name="T133" style:family="text">
      <style:text-properties fo:font-size="11pt" officeooo:rsid="003561a5" style:font-size-asian="11pt" style:font-size-complex="11pt"/>
    </style:style>
    <style:style style:name="T134" style:family="text">
      <style:text-properties fo:font-size="11pt" officeooo:rsid="005dcd96" style:font-size-asian="11pt" style:font-size-complex="11pt"/>
    </style:style>
    <style:style style:name="T135" style:family="text">
      <style:text-properties fo:font-size="11pt" officeooo:rsid="005efab5" style:font-size-asian="11pt" style:font-size-complex="11pt"/>
    </style:style>
    <style:style style:name="T136" style:family="text">
      <style:text-properties fo:font-size="11pt" officeooo:rsid="0051c30d" style:font-size-asian="11pt" style:font-size-complex="11pt"/>
    </style:style>
    <style:style style:name="T137" style:family="text">
      <style:text-properties fo:font-size="11pt" officeooo:rsid="00365fd4" style:font-size-asian="11pt" style:font-size-complex="11pt"/>
    </style:style>
    <style:style style:name="T138" style:family="text">
      <style:text-properties fo:font-size="11pt" officeooo:rsid="00430465" style:font-size-asian="11pt" style:font-size-complex="11pt"/>
    </style:style>
    <style:style style:name="T139" style:family="text">
      <style:text-properties fo:font-size="11pt" fo:font-weight="bold" style:font-size-asian="11pt" style:font-weight-asian="bold" style:font-size-complex="11pt" style:font-weight-complex="bold"/>
    </style:style>
    <style:style style:name="T140" style:family="text">
      <style:text-properties fo:font-size="11pt" fo:font-weight="bold" officeooo:rsid="00903dc8" style:font-size-asian="11pt" style:font-weight-asian="bold" style:font-size-complex="11pt" style:font-weight-complex="bold"/>
    </style:style>
    <style:style style:name="T141" style:family="text">
      <style:text-properties fo:font-size="11pt" fo:font-weight="bold" officeooo:rsid="0040a5be" style:font-size-asian="11pt" style:font-weight-asian="bold" style:font-size-complex="11pt" style:font-weight-complex="bold"/>
    </style:style>
    <style:style style:name="T142" style:family="text">
      <style:text-properties fo:font-size="11pt" fo:font-weight="bold" officeooo:rsid="00989554" style:font-size-asian="11pt" style:font-weight-asian="bold" style:font-size-complex="11pt" style:font-weight-complex="bold"/>
    </style:style>
    <style:style style:name="T14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4" style:family="text">
      <style:text-properties fo:font-size="11pt" style:text-underline-style="solid" style:text-underline-width="auto" style:text-underline-color="font-color" fo:font-weight="bold" officeooo:rsid="00903dc8" style:font-size-asian="11pt" style:font-weight-asian="bold" style:font-size-complex="11pt" style:font-weight-complex="bold"/>
    </style:style>
    <style:style style:name="T145" style:family="text">
      <style:text-properties fo:font-size="11pt" style:text-underline-style="solid" style:text-underline-width="auto" style:text-underline-color="font-color" fo:font-weight="bold" officeooo:rsid="0040a5be" style:font-size-asian="11pt" style:font-weight-asian="bold" style:font-size-complex="11pt" style:font-weight-complex="bold"/>
    </style:style>
    <style:style style:name="T146" style:family="text">
      <style:text-properties fo:font-size="11pt" style:text-underline-style="solid" style:text-underline-width="auto" style:text-underline-color="font-color" fo:font-weight="bold" officeooo:rsid="00989554" style:font-size-asian="11pt" style:font-weight-asian="bold" style:font-size-complex="11pt" style:font-weight-complex="bold"/>
    </style:style>
    <style:style style:name="T14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48" style:family="text">
      <style:text-properties fo:font-size="11pt" style:text-underline-style="solid" style:text-underline-width="auto" style:text-underline-color="font-color" officeooo:rsid="008e8c59" style:font-size-asian="11pt" style:font-size-complex="11pt"/>
    </style:style>
    <style:style style:name="T149" style:family="text">
      <style:text-properties fo:font-size="11pt" style:text-underline-style="solid" style:text-underline-width="auto" style:text-underline-color="font-color" officeooo:rsid="00903dc8" style:font-size-asian="11pt" style:font-size-complex="11pt"/>
    </style:style>
    <style:style style:name="T150" style:family="text">
      <style:text-properties fo:font-size="11pt" style:text-underline-style="solid" style:text-underline-width="auto" style:text-underline-color="font-color" officeooo:rsid="003711fe" style:font-size-asian="11pt" style:font-size-complex="11pt"/>
    </style:style>
    <style:style style:name="T151" style:family="text">
      <style:text-properties fo:font-size="11pt" style:text-underline-style="solid" style:text-underline-width="auto" style:text-underline-color="font-color" officeooo:rsid="0091ec1c" style:font-size-asian="11pt" style:font-size-complex="11pt"/>
    </style:style>
    <style:style style:name="T152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53" style:family="text">
      <style:text-properties fo:font-size="11pt" style:text-underline-style="solid" style:text-underline-width="auto" style:text-underline-color="font-color" fo:font-weight="normal" officeooo:rsid="008e8c59" style:font-size-asian="11pt" style:font-weight-asian="normal" style:font-size-complex="11pt" style:font-weight-complex="normal"/>
    </style:style>
    <style:style style:name="T154" style:family="text">
      <style:text-properties fo:font-size="11pt" style:text-underline-style="solid" style:text-underline-width="auto" style:text-underline-color="font-color" fo:font-weight="normal" officeooo:rsid="0091ec1c" style:font-size-asian="11pt" style:font-weight-asian="normal" style:font-size-complex="11pt" style:font-weight-complex="normal"/>
    </style:style>
    <style:style style:name="T155" style:family="text">
      <style:text-properties fo:font-size="11pt" fo:font-weight="normal" style:font-size-asian="11pt" style:font-weight-asian="normal" style:font-size-complex="11pt" style:font-weight-complex="normal"/>
    </style:style>
    <style:style style:name="T156" style:family="text">
      <style:text-properties fo:font-size="11pt" fo:font-weight="normal" officeooo:rsid="008e8c59" style:font-size-asian="11pt" style:font-weight-asian="normal" style:font-size-complex="11pt" style:font-weight-complex="normal"/>
    </style:style>
    <style:style style:name="T157" style:family="text">
      <style:text-properties fo:font-size="11pt" fo:font-weight="normal" officeooo:rsid="0091ec1c" style:font-size-asian="11pt" style:font-weight-asian="normal" style:font-size-complex="11pt" style:font-weight-complex="normal"/>
    </style:style>
    <style:style style:name="T158" style:family="text">
      <style:text-properties officeooo:rsid="0096ae36"/>
    </style:style>
    <style:style style:name="T159" style:family="text">
      <style:text-properties officeooo:rsid="009841b0"/>
    </style:style>
    <style:style style:name="T160" style:family="text">
      <style:text-properties officeooo:rsid="00989554"/>
    </style:style>
    <style:style style:name="T161" style:family="text">
      <style:text-properties officeooo:rsid="009a72e1"/>
    </style:style>
    <style:style style:name="T162" style:family="text">
      <style:text-properties officeooo:rsid="009d02f9"/>
    </style:style>
    <style:style style:name="T163" style:family="text">
      <style:text-properties officeooo:rsid="009ebba9"/>
    </style:style>
    <style:style style:name="T164" style:family="text">
      <style:text-properties officeooo:rsid="009f11a1"/>
    </style:style>
    <style:style style:name="T165" style:family="text">
      <style:text-properties fo:color="#808080" officeooo:rsid="0021e631"/>
    </style:style>
    <style:style style:name="T166" style:family="text">
      <style:text-properties fo:color="#808080" officeooo:rsid="00a0cfbd"/>
    </style:style>
    <style:style style:name="T167" style:family="text">
      <style:text-properties officeooo:rsid="009f39ba"/>
    </style:style>
    <style:style style:name="T168" style:family="text">
      <style:text-properties officeooo:rsid="00a0cfbd"/>
    </style:style>
    <style:style style:name="T169" style:family="text">
      <style:text-properties fo:font-size="10pt" style:text-underline-style="none" style:font-size-asian="10pt" style:font-size-complex="10pt"/>
    </style:style>
    <style:style style:name="T170" style:family="text">
      <style:text-properties fo:font-size="10pt" style:text-underline-style="none" officeooo:rsid="0073fd96" style:font-size-asian="10pt" style:font-size-complex="10pt"/>
    </style:style>
    <style:style style:name="T171" style:family="text">
      <style:text-properties fo:font-size="10pt" style:text-underline-style="none" officeooo:rsid="00903dc8" style:font-size-asian="10pt" style:font-size-complex="10pt"/>
    </style:style>
    <style:style style:name="T172" style:family="text">
      <style:text-properties fo:font-size="10pt" style:text-underline-style="none" officeooo:rsid="0091ec1c" style:font-size-asian="10pt" style:font-size-complex="10pt"/>
    </style:style>
    <style:style style:name="T173" style:family="text">
      <style:text-properties fo:font-size="10pt" style:text-underline-style="none" officeooo:rsid="0074710d" style:font-size-asian="10pt" style:font-size-complex="10pt"/>
    </style:style>
    <style:style style:name="T174" style:family="text">
      <style:text-properties fo:font-size="10pt" style:text-underline-style="none" officeooo:rsid="0092eda0" style:font-size-asian="10pt" style:font-size-complex="10pt"/>
    </style:style>
    <style:style style:name="T175" style:family="text">
      <style:text-properties fo:font-size="10pt" style:text-underline-style="none" officeooo:rsid="00930241" style:font-size-asian="10pt" style:font-size-complex="10pt"/>
    </style:style>
    <style:style style:name="T176" style:family="text">
      <style:text-properties fo:font-size="8pt" style:text-underline-style="none" style:font-size-asian="8pt" style:font-size-complex="8pt"/>
    </style:style>
    <style:style style:name="T177" style:family="text">
      <style:text-properties fo:font-size="8pt" style:text-underline-style="none" officeooo:rsid="0073fd96" style:font-size-asian="8pt" style:font-size-complex="8pt"/>
    </style:style>
    <style:style style:name="T178" style:family="text">
      <style:text-properties fo:font-size="8pt" style:text-underline-style="none" officeooo:rsid="0091ec1c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Testy systemu logowania i zgłaszania błędów</text:p>
      <text:p text:style-name="P17"/>
      <text:p text:style-name="P15">W systemie można wyróżnić trzy <text:span text:style-name="T17">podstawowe,</text:span> <text:span text:style-name="T87">bezpośrednio ze sobą niepowiązane funkcjonalności</text:span>:</text:p>
      <text:p text:style-name="P15">1. rejestracja logów (logs),</text:p>
      <text:p text:style-name="P16">2. <text:span text:style-name="T83">rejestracja błędów i generowanie raportu (crash reports)</text:span></text:p>
      <text:p text:style-name="P15">3. wysyłanie <text:span text:style-name="T83">raportu (do sentry)</text:span>.</text:p>
      <text:p text:style-name="P7"/>
      <text:p text:style-name="P85"><text:span text:style-name="T55">Pierwsza i druga</text:span> funkcjonalnoś<text:span text:style-name="T55">ć</text:span> działa<text:span text:style-name="T93">ją</text:span> w sposób niewidoczny dla użytkownika. <text:span text:style-name="T55">Jej</text:span> testowanie <text:span text:style-name="T79">oparte jest</text:span> na przetestowaniu wierzchniej warstwy implementacji.<text:span text:style-name="T92"> W trzecim przypadku użytkownik zostaje poinformowany o wystąpieniu błędu. Dlatego w trzecim przypadku, testuje się jednocześnie poprawność działania interfejsu graficznego.</text:span></text:p>
      <text:p text:style-name="P7"/>
      <text:p text:style-name="P86"><text:span text:style-name="T163">Testy p</text:span>ierwsz<text:span text:style-name="T163">ej</text:span> funkcjonalności <text:span text:style-name="T163">oparte są na weryfikacji</text:span> istnienie i zawartoś<text:span text:style-name="T163">ci</text:span> <text:span text:style-name="T163">plików z </text:span>log<text:span text:style-name="T163">ami</text:span>.</text:p>
      <text:p text:style-name="P86">Testy drugiej funkcjonalności polegają na przetestowaniu <text:span text:style-name="T93">istnienia i zawartości</text:span> <text:span text:style-name="T93">wy</text:span>generowan<text:span text:style-name="T93">ego</text:span> raportu na podstawie istniejących <text:span text:style-name="T163">plików z </text:span>log<text:span text:style-name="T163">ami</text:span>. Testy trzeciej funkcjonalności <text:span text:style-name="T163">weryfikują</text:span> <text:span text:style-name="T93">poprawności wyświetlanych użytkownikowi komunikatów oraz poprawność procesu przenoszenia raportu.</text:span> </text:p>
      <text:p text:style-name="P7"/>
      <text:p text:style-name="P7"><text:span text:style-name="T52">P</text:span>odstawowe przypadki użycia</text:p>
      <text:p text:style-name="P8"/>
      <text:p text:style-name="P84"><text:span text:style-name="T50">W</text:span>yróżni<text:span text:style-name="T50">a się</text:span> trzy podst<text:span text:style-name="T80">a</text:span>wowe sposoby użycia systemu:</text:p>
      <text:p text:style-name="P8"/>
      <text:p text:style-name="P88"><text:span text:style-name="T50">A</text:span>. Użytkownik chce wczytać zapisany sygnał.</text:p>
      <text:p text:style-name="P88"/>
      <text:p text:style-name="P89"><text:span text:style-name="T35">$</text:span> svarog <text:span text:style-name="T13">(tryb offline)</text:span></text:p>
      <text:p text:style-name="P88"/>
      <text:p text:style-name="P88"><text:span text:style-name="T50">B</text:span>. Użytkownik chce uruchomić wybrany scenariusz <text:span text:style-name="T1">bez analizowania sygnału</text:span>.</text:p>
      <text:p text:style-name="P88"/>
      <text:p text:style-name="P89"><text:span text:style-name="T35">$</text:span> obci gui</text:p>
      <text:p text:style-name="P88"/>
      <text:p text:style-name="P88"><text:span text:style-name="T50">C</text:span>. Użytkownik chce uruchomić scenariusz i analizować sygnał online.</text:p>
      <text:p text:style-name="P91"/>
      <text:p text:style-name="P95"><text:span text:style-name="T35">$</text:span> svarog &amp; obci gui <text:span text:style-name="T13">(załadowanie scenariusza eksperymentu z poziomu </text:span><text:span text:style-name="T14">S</text:span><text:span text:style-name="T13">varog-a)</text:span></text:p>
      <text:p text:style-name="P90">lub</text:p>
      <text:p text:style-name="P90">$ obci gui &amp; svarog (uruchomienie scenariusza i podłączenie do niego Svarog-a)</text:p>
      <text:p text:style-name="P25"/>
      <text:p text:style-name="P34">Przypadek A został uwzględniony tylko w pierwszym scenariuszu testowym. <text:span text:style-name="T88">Jeżeli </text:span>uruchamiani<text:span text:style-name="T163">e</text:span> Svarog-a całkowiecie niezależnie od obci server-a<text:span text:style-name="T88"> zostanie uznane za przewidywany przypadek użycia, należy opacować dodatkowy zestaw testów. </text:span></text:p>
      <text:p text:style-name="P34"><text:span text:style-name="T88">Scenariusze oparte, na przypadku B lub C </text:span><text:span text:style-name="T62">nie są</text:span><text:span text:style-name="T89"> uznawane za zakończone dopóki nie zostanie wykonana komenda </text:span><text:span text:style-name="T59">$ </text:span><text:span text:style-name="T60">obci srv_kill</text:span><text:span text:style-name="T89">.</text:span></text:p>
      <text:p text:style-name="P30"><text:s/></text:p>
      <text:p text:style-name="P25">P<text:span text:style-name="T55">owyższe przypadki</text:span> są wplecione w poszczególne scenariusze testowe.</text:p>
      <text:p text:style-name="P92"/>
      <text:p text:style-name="P97"><text:bookmark text:name="rozdzial1"/>1. Rejestracja logów</text:p>
      <text:p text:style-name="P20"/>
      <text:p text:style-name="P70">Specyfikajca</text:p>
      <text:p text:style-name="P15">Logi zapisywane są w folderze ~/.obci/logs.</text:p>
      <text:p text:style-name="P133">Przy każdym uruchomieniu obci_<text:span text:style-name="T163">srv</text:span> tworzony jest nowy folder w ~/.obci/logs. <text:span text:style-name="T19">W folderze tworzony jest plik bazodanowy sqlite z logami obci server-a. Ponadto, dla każdego uruchomionego </text:span>w obci<text:span text:style-name="T15"> eksperymentu tworzony jest w tym folderze oddzielny plik bazodanowy. Jeżeli jednocześnie uruchomiony został </text:span>S<text:span text:style-name="T15">varog, </text:span>wtedy <text:span text:style-name="T15">w tym samym folderze, w pliku svarog.logs.sqlite zapisywane </text:span>są<text:span text:style-name="T15"> <text:s text:c="2"/>logi Svarog-a. Po zamknięciu obci_server (obci srv_kill)</text:span> <text:span text:style-name="T15">scalona zawartość wszystkich wygenerowanych plików jest dopisywana do pliku ~/.obci/logs/logs.sqlite, a nowy folder usuwany razem z zawartością.</text:span></text:p>
      <text:p text:style-name="P22"/>
      <text:p text:style-name="P211">Jeżeli po zamknięciu obci_server Svarog pozostanie uruchomiony, kolejne logi będą zapisywane w pliku ~/.obci/logs/svarog.log <text:span text:style-name="T164">(w formacie tekstowym)</text:span>. <text:span text:style-name="T35">Te informacje nie zostaną dodane do pliku logs.sqlite po zamknięciu Svaroga. Scenariusze testowe nie przewidują takiego przypadku.</text:span></text:p>
      <text:p text:style-name="P19"/>
      <text:p text:style-name="P18">Jeżeli Svarog został uruchomiony samodzielnie <text:span text:style-name="T16">(bez obci_server)</text:span>, logi będą zapisywane w pliku ~/.obci/<text:span text:style-name="T16">logs/svarog.log. </text:span><text:span text:style-name="T165">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18"/>
      <text:p text:style-name="P49">Logi są zapisywane w <text:span text:style-name="T12">formacie</text:span> sqlite. Można je przeglądać <text:span text:style-name="T164">dowolną przeglądarką plików sqlite. Przy opracowywaniu testów wykorzystywano program</text:span> sqliteman.</text:p>
      <text:p text:style-name="P151"/>
      <text:p text:style-name="P69">Cel testów</text:p>
      <text:p text:style-name="P44">Weryfikacja poprawności <text:span text:style-name="T16">rejestracji logów na podstawie powyższego opisu.</text:span></text:p>
      <text:p text:style-name="P44"/>
      <text:p text:style-name="P66">Założenia początkowe</text:p>
      <text:p text:style-name="P45">Testy przeprowadzane są na komputerze z systemem Ubuntu16.04, z zainstalowanymi pakietami obci i Svarog. </text:p>
      <text:p text:style-name="P45"/>
      <text:p text:style-name="P66">Kryterium akcpetacji testów</text:p>
      <text:p text:style-name="P48"><text:span text:style-name="T167">- Z</text:span>awartości folderu ~/.obci/logs zgodna z oczekiwaniami <text:span text:style-name="T167">na każdym etapie realizacji scenariusza</text:span>.</text:p>
      <text:p text:style-name="P9"/>
      <text:p text:style-name="P9"/>
      <text:p text:style-name="P101">Scenariusze testowe</text:p>
      <text:p text:style-name="P207"/>
      <text:p text:style-name="P164"><text:span text:style-name="T77">W scenariuszach nie rozpatruje się przypadku uruchamiania Svarog-a bez obci_srv (poza scenariuszem 1.1). Jeżeli przewidywanym przypadkiem użycia jest uruchamianie Svarog-a bez obci_srv należy zaprojektować dla niego oddzielny zestaw testów.</text:span></text:p>
      <text:p text:style-name="P164"/>
      <text:p text:style-name="P80"><text:a xlink:type="simple" xlink:href="#11" text:style-name="Internet_20_link" text:visited-style-name="Visited_20_Internet_20_Link"><text:span text:style-name="T130">1.</text:span></text:a><text:a xlink:type="simple" xlink:href="#11" text:style-name="Internet_20_link" text:visited-style-name="Visited_20_Internet_20_Link"><text:span text:style-name="T124">1 Test rejestracji logów Svarog-a uruchomionego samodzielnie.</text:span></text:a></text:p>
      <text:p text:style-name="P80"><text:a xlink:type="simple" xlink:href="#12" text:style-name="Internet_20_link" text:visited-style-name="Visited_20_Internet_20_Link"><text:span text:style-name="T130">1.</text:span></text:a><text:a xlink:type="simple" xlink:href="#12" text:style-name="Internet_20_link" text:visited-style-name="Visited_20_Internet_20_Link"><text:span text:style-name="T124">2 Test rejestracji logów obci_</text:span></text:a><text:a xlink:type="simple" xlink:href="#12" text:style-name="Internet_20_link" text:visited-style-name="Visited_20_Internet_20_Link"><text:span text:style-name="T138">srv</text:span></text:a><text:a xlink:type="simple" xlink:href="#12" text:style-name="Internet_20_link" text:visited-style-name="Visited_20_Internet_20_Link"><text:span text:style-name="T124">.</text:span></text:a></text:p>
      <text:p text:style-name="P82"><text:a xlink:type="simple" xlink:href="#13" text:style-name="Internet_20_link" text:visited-style-name="Visited_20_Internet_20_Link"><text:span text:style-name="T124">1.3 Test rejestracji logów obci </text:span></text:a><text:a xlink:type="simple" xlink:href="#13" text:style-name="Internet_20_link" text:visited-style-name="Visited_20_Internet_20_Link"><text:span text:style-name="T132">gui</text:span></text:a><text:a xlink:type="simple" xlink:href="#13" text:style-name="Internet_20_link" text:visited-style-name="Visited_20_Internet_20_Link"><text:span text:style-name="T124">.</text:span></text:a></text:p>
      <text:p text:style-name="P83"><text:a xlink:type="simple" xlink:href="#14" text:style-name="Internet_20_link" text:visited-style-name="Visited_20_Internet_20_Link"><text:span text:style-name="T130">1.4</text:span></text:a><text:a xlink:type="simple" xlink:href="#14" text:style-name="Internet_20_link" text:visited-style-name="Visited_20_Internet_20_Link"><text:span text:style-name="T124"> Test rejestracji logów po podpięciu Svarog-a pod uruchomiony scenariusz </text:span></text:a><text:a xlink:type="simple" xlink:href="#14" text:style-name="Internet_20_link" text:visited-style-name="Visited_20_Internet_20_Link"><text:span text:style-name="T132">w obci gui</text:span></text:a></text:p>
      <text:p text:style-name="P81"><text:a xlink:type="simple" xlink:href="#15" text:style-name="Internet_20_link" text:visited-style-name="Visited_20_Internet_20_Link"><text:span text:style-name="T130">1.5</text:span></text:a><text:a xlink:type="simple" xlink:href="#15" text:style-name="Internet_20_link" text:visited-style-name="Visited_20_Internet_20_Link"><text:span text:style-name="T124"> Test </text:span></text:a><text:a xlink:type="simple" xlink:href="#15" text:style-name="Internet_20_link" text:visited-style-name="Visited_20_Internet_20_Link"><text:span text:style-name="T131">rejestracji logów po uruchomieniu scenariusza z poziomu Svarog-a</text:span></text:a></text:p>
      <text:p text:style-name="P163"/>
      <text:p text:style-name="P80"><text:a xlink:type="simple" xlink:href="#16" text:style-name="Internet_20_link" text:visited-style-name="Visited_20_Internet_20_Link"><text:span text:style-name="T130">1.6</text:span></text:a><text:a xlink:type="simple" xlink:href="#16" text:style-name="Internet_20_link" text:visited-style-name="Visited_20_Internet_20_Link"><text:span text:style-name="T124"> Test </text:span></text:a><text:a xlink:type="simple" xlink:href="#16" text:style-name="Internet_20_link" text:visited-style-name="Visited_20_Internet_20_Link"><text:span text:style-name="T131">rejestracji</text:span></text:a><text:a xlink:type="simple" xlink:href="#16" text:style-name="Internet_20_link" text:visited-style-name="Visited_20_Internet_20_Link"><text:span text:style-name="T124"> logów po wyłączeniu obci_</text:span></text:a><text:a xlink:type="simple" xlink:href="#16" text:style-name="Internet_20_link" text:visited-style-name="Visited_20_Internet_20_Link"><text:span text:style-name="T132">gui</text:span></text:a></text:p>
      <text:p text:style-name="P38"><text:a xlink:type="simple" xlink:href="#17" text:style-name="Internet_20_link" text:visited-style-name="Visited_20_Internet_20_Link"><text:span text:style-name="T130">1.7</text:span></text:a><text:a xlink:type="simple" xlink:href="#17" text:style-name="Internet_20_link" text:visited-style-name="Visited_20_Internet_20_Link"><text:span text:style-name="T124"> Test rejestracji </text:span></text:a><text:a xlink:type="simple" xlink:href="#17" text:style-name="Internet_20_link" text:visited-style-name="Visited_20_Internet_20_Link"><text:span text:style-name="T133">logów po wyłączeniu i ponownym włączeniu Svaroga.</text:span></text:a></text:p>
      <text:p text:style-name="P39"><text:a xlink:type="simple" xlink:href="#18" text:style-name="Internet_20_link" text:visited-style-name="Visited_20_Internet_20_Link"><text:span text:style-name="T130">1.8</text:span></text:a><text:a xlink:type="simple" xlink:href="#18" text:style-name="Internet_20_link" text:visited-style-name="Visited_20_Internet_20_Link"><text:span text:style-name="T124"> Test rejestracj logów po wyłączeniu i ponownym włączeniu obci </text:span></text:a><text:a xlink:type="simple" xlink:href="#18" text:style-name="Internet_20_link" text:visited-style-name="Visited_20_Internet_20_Link"><text:span text:style-name="T132">gui</text:span></text:a></text:p>
      <text:p text:style-name="P41"><text:a xlink:type="simple" xlink:href="#19" text:style-name="Internet_20_link" text:visited-style-name="Visited_20_Internet_20_Link"><text:span text:style-name="T124">1.</text:span></text:a><text:a xlink:type="simple" xlink:href="#19" text:style-name="Internet_20_link" text:visited-style-name="Visited_20_Internet_20_Link"><text:span text:style-name="T134">9</text:span></text:a><text:a xlink:type="simple" xlink:href="#19" text:style-name="Internet_20_link" text:visited-style-name="Visited_20_Internet_20_Link"><text:span text:style-name="T124"> Test rejestracji logów </text:span></text:a><text:a xlink:type="simple" xlink:href="#19" text:style-name="Internet_20_link" text:visited-style-name="Visited_20_Internet_20_Link"><text:span text:style-name="T135">z dwóch eksperymentów uruchomionych jeden po drugim</text:span></text:a></text:p>
      <text:p text:style-name="P42"><text:a xlink:type="simple" xlink:href="#110" text:style-name="Internet_20_link" text:visited-style-name="Visited_20_Internet_20_Link"><text:span text:style-name="T130">1.</text:span></text:a><text:a xlink:type="simple" xlink:href="#110" text:style-name="Internet_20_link" text:visited-style-name="Visited_20_Internet_20_Link"><text:span text:style-name="T124">1</text:span></text:a><text:a xlink:type="simple" xlink:href="#110" text:style-name="Internet_20_link" text:visited-style-name="Visited_20_Internet_20_Link"><text:span text:style-name="T135">0</text:span></text:a><text:a xlink:type="simple" xlink:href="#110" text:style-name="Internet_20_link" text:visited-style-name="Visited_20_Internet_20_Link"><text:span text:style-name="T124"> Test rejestracji logów z </text:span></text:a><text:a xlink:type="simple" xlink:href="#110" text:style-name="Internet_20_link" text:visited-style-name="Visited_20_Internet_20_Link"><text:span text:style-name="T135">d</text:span></text:a><text:a xlink:type="simple" xlink:href="#110" text:style-name="Internet_20_link" text:visited-style-name="Visited_20_Internet_20_Link"><text:span text:style-name="T135">wóch</text:span></text:a><text:a xlink:type="simple" xlink:href="#110" text:style-name="Internet_20_link" text:visited-style-name="Visited_20_Internet_20_Link"><text:span text:style-name="T124"> </text:span></text:a><text:a xlink:type="simple" xlink:href="#110" text:style-name="Internet_20_link" text:visited-style-name="Visited_20_Internet_20_Link"><text:span text:style-name="T136">eksperymentów uruchomionych jednocześnie</text:span></text:a></text:p>
      <text:p text:style-name="P43"><text:a xlink:type="simple" xlink:href="#111" text:style-name="Internet_20_link" text:visited-style-name="Visited_20_Internet_20_Link"><text:span text:style-name="T130">1.</text:span></text:a><text:a xlink:type="simple" xlink:href="#111" text:style-name="Internet_20_link" text:visited-style-name="Visited_20_Internet_20_Link"><text:span text:style-name="T124">1</text:span></text:a><text:a xlink:type="simple" xlink:href="#111" text:style-name="Internet_20_link" text:visited-style-name="Visited_20_Internet_20_Link"><text:span text:style-name="T135">1</text:span></text:a><text:a xlink:type="simple" xlink:href="#111" text:style-name="Internet_20_link" text:visited-style-name="Visited_20_Internet_20_Link"><text:span text:style-name="T124"> Test rejestracji logów z </text:span></text:a><text:a xlink:type="simple" xlink:href="#111" text:style-name="Internet_20_link" text:visited-style-name="Visited_20_Internet_20_Link"><text:span text:style-name="T136">dwóch</text:span></text:a><text:a xlink:type="simple" xlink:href="#111" text:style-name="Internet_20_link" text:visited-style-name="Visited_20_Internet_20_Link"><text:span text:style-name="T124"> </text:span></text:a><text:a xlink:type="simple" xlink:href="#111" text:style-name="Internet_20_link" text:visited-style-name="Visited_20_Internet_20_Link"><text:span text:style-name="T136">eksperymentów uruchomionych jeden po drugim. Jeden uruchomiony z poziomu obci gui, drugi z poziomu Svarog-a.</text:span></text:a></text:p>
      <text:p text:style-name="P43"><text:a xlink:type="simple" xlink:href="#112" text:style-name="Internet_20_link" text:visited-style-name="Visited_20_Internet_20_Link"><text:span text:style-name="T130">1.</text:span></text:a><text:a xlink:type="simple" xlink:href="#112" text:style-name="Internet_20_link" text:visited-style-name="Visited_20_Internet_20_Link"><text:span text:style-name="T124">1</text:span></text:a><text:a xlink:type="simple" xlink:href="#112" text:style-name="Internet_20_link" text:visited-style-name="Visited_20_Internet_20_Link"><text:span text:style-name="T135">2</text:span></text:a><text:a xlink:type="simple" xlink:href="#112" text:style-name="Internet_20_link" text:visited-style-name="Visited_20_Internet_20_Link"><text:span text:style-name="T124"> Test rejestracji logów z </text:span></text:a><text:a xlink:type="simple" xlink:href="#112" text:style-name="Internet_20_link" text:visited-style-name="Visited_20_Internet_20_Link"><text:span text:style-name="T136">dwóch</text:span></text:a><text:a xlink:type="simple" xlink:href="#112" text:style-name="Internet_20_link" text:visited-style-name="Visited_20_Internet_20_Link"><text:span text:style-name="T124"> </text:span></text:a><text:a xlink:type="simple" xlink:href="#112" text:style-name="Internet_20_link" text:visited-style-name="Visited_20_Internet_20_Link"><text:span text:style-name="T136">eksperymentów uruchomionych jednocześnie. Jeden uruchomiony z poziomu obci, drugi z poziomu Svaroga.</text:span></text:a></text:p>
      <text:p text:style-name="P40"><text:a xlink:type="simple" xlink:href="#113" text:style-name="Internet_20_link" text:visited-style-name="Visited_20_Internet_20_Link"><text:span text:style-name="T130">1.13</text:span></text:a><text:a xlink:type="simple" xlink:href="#113" text:style-name="Internet_20_link" text:visited-style-name="Visited_20_Internet_20_Link"><text:span text:style-name="T124"> Test rejestracji logów dla długiego eksperymentu </text:span></text:a><text:a xlink:type="simple" xlink:href="#113" text:style-name="Internet_20_link" text:visited-style-name="Visited_20_Internet_20_Link"><text:span text:style-name="T137">(~16 h)</text:span></text:a><text:a xlink:type="simple" xlink:href="#113" text:style-name="Internet_20_link" text:visited-style-name="Visited_20_Internet_20_Link"><text:span text:style-name="T124">.</text:span></text:a></text:p>
      <text:p text:style-name="P210"/>
      <text:p text:style-name="P23"><text:span text:style-name="T51">Przed uruchomieniem dowolnego scenariusza należy usunąć zawartość katalogu ~/.obci/logs.</text:span></text:p>
      <text:p text:style-name="P50"/>
      <text:p text:style-name="P154">Podstawowe <text:span text:style-name="T77">etapy poszczególnych </text:span>scenariusz<text:span text:style-name="T75">y</text:span> testowych:</text:p>
      <text:p text:style-name="P51"/>
      <text:p text:style-name="P93"><text:bookmark text:name="11"/><text:span text:style-name="T3">1.</text:span><text:span text:style-name="T2">1</text:span> Test rejestracji logów Svaroga uruchomionego samodzielnie.</text:p>
      <text:p text:style-name="P54"/>
      <text:p text:style-name="P52">A. Uruchom<text:span text:style-name="T81">ienie</text:span> Svarog-a i wczyta<text:span text:style-name="T81">nie</text:span> sygnał<text:span text:style-name="T81">u</text:span> testow<text:span text:style-name="T81">ego</text:span></text:p>
      <text:p text:style-name="P52">B. Sprawd<text:span text:style-name="T81">zenie</text:span> zawartoś<text:span text:style-name="T82">ci</text:span> katalogu ~/.obci/logs</text:p>
      <text:p text:style-name="P52">C. Zamk<text:span text:style-name="T81">nięcie</text:span> Svarog-a</text:p>
      <text:p text:style-name="P52">D. Sprawd<text:span text:style-name="T81">zenie</text:span> zawartoś<text:span text:style-name="T82">ci</text:span> katalogu ~/.obci/logs</text:p>
      <text:p text:style-name="P64"/>
      <text:p text:style-name="P93"><text:bookmark text:name="12"/><text:span text:style-name="T3">1.</text:span><text:span text:style-name="T2">2</text:span> Test rejestracji logów obci <text:span text:style-name="T57">srv</text:span>.</text:p>
      <text:p text:style-name="P55"/>
      <text:p text:style-name="P52">A. Uruchom<text:span text:style-name="T82">ienie</text:span> obci <text:span text:style-name="T103">srv</text:span></text:p>
      <text:p text:style-name="P52">B. Sprawd<text:span text:style-name="T82">zenie</text:span> zawartoś<text:span text:style-name="T82">ci</text:span> katalogu ~/.obci/logs</text:p>
      <text:p text:style-name="P52">C. Zamkni<text:span text:style-name="T82">ęcie</text:span> obci sr<text:span text:style-name="T74">v</text:span></text:p>
      <text:p text:style-name="P52">D. <text:span text:style-name="T74">Sprawdzenie zawartość katalogu ~/.obci/logs</text:span></text:p>
      <text:p text:style-name="P55"/>
      <text:p text:style-name="P93"><text:bookmark text:name="13"/><text:span text:style-name="T3">1.3</text:span> Test rejestracji logów obci</text:p>
      <text:p text:style-name="P93"/>
      <text:p text:style-name="P52">A. Uruchom<text:span text:style-name="T82">ienie</text:span> obci <text:span text:style-name="T74">gui</text:span> <text:span text:style-name="T74">oraz</text:span> scenariusz<text:span text:style-name="T82">a</text:span> Dummy amplifier</text:p>
      <text:p text:style-name="P52">B. Sprawd<text:span text:style-name="T82">zenie</text:span> zawartoś<text:span text:style-name="T82">ci</text:span> katalogu ~/.obci/logs</text:p>
      <text:p text:style-name="P52">C. Przerw<text:span text:style-name="T82">anie</text:span> scenariusz<text:span text:style-name="T82">a</text:span> Dummy amplifier, zamkni<text:span text:style-name="T82">ęcie</text:span> obci <text:span text:style-name="T74">gui i obci_srv</text:span></text:p>
      <text:p text:style-name="P52"><text:span text:style-name="T74">D</text:span>. Sprawd<text:span text:style-name="T82">zenie</text:span> zawartoś<text:span text:style-name="T82">ci</text:span> katalogu ~/.obci/logs</text:p>
      <text:p text:style-name="P52"/>
      <text:p text:style-name="P202"><text:span text:style-name="T4"/></text:p>
      <text:p text:style-name="P219"><text:bookmark text:name="14"/><text:span text:style-name="T4">1.4</text:span> Test rejestracji logów po pod<text:span text:style-name="T86">łączeniu</text:span> Svarog-a pod <text:span text:style-name="T86">scenariusz</text:span> uruchomiony <text:span text:style-name="T76">w obci gui</text:span></text:p>
      <text:p text:style-name="P58"/>
      <text:p text:style-name="P58">A. Uruchom<text:span text:style-name="T82">ienie</text:span> obci gui oraz scenariusz<text:span text:style-name="T82">a</text:span> Dummy Amplifier</text:p>
      <text:p text:style-name="P58">B. Uruchom<text:span text:style-name="T82">ienie</text:span> Svarog-a ze scenariuszem Dummy amplifier</text:p>
      <text:p text:style-name="P59">C. Sprawd<text:span text:style-name="T82">zenie</text:span> zawartoś<text:span text:style-name="T82">ci</text:span> katalogu ~/.obci/logs</text:p>
      <text:p text:style-name="P59">D. Zamkni<text:span text:style-name="T82">ęcie</text:span> Svarog-a, obci gui <text:span text:style-name="T82">i</text:span> obci_srv</text:p>
      <text:p text:style-name="P59">E. Sprawd<text:span text:style-name="T82">zenie</text:span> zawartoś<text:span text:style-name="T82">ci</text:span> katalogu ~/.obci/logs</text:p>
      <text:p text:style-name="P58"/>
      <text:p text:style-name="P94"><text:bookmark text:name="15"/><text:span text:style-name="T3">1.5</text:span> Test <text:span text:style-name="T51">rejestracji logów po uruchomieniu scenariusza z poziomu Svarog-a</text:span></text:p>
      <text:p text:style-name="P56"/>
      <text:p text:style-name="P57">A. Uruchom<text:span text:style-name="T82">ienie</text:span> obci gui</text:p>
      <text:p text:style-name="P57">B. Uruchom<text:span text:style-name="T82">ienie</text:span> Svaroga ze scenariuszem Dummy amplifier</text:p>
      <text:p text:style-name="P57">C. Sprawd<text:span text:style-name="T82">zenie</text:span> zawartoś<text:span text:style-name="T82">ci</text:span> katalogu ~/.obci/logs</text:p>
      <text:p text:style-name="P57">D. Zamkni<text:span text:style-name="T82">ęcie</text:span> Svaroga, obci gui i obci_srv</text:p>
      <text:p text:style-name="P57">E. Sprawd<text:span text:style-name="T82">zenie</text:span> zawartoś<text:span text:style-name="T82">ci</text:span> katalogu ~/.obci/logs</text:p>
      <text:p text:style-name="P53"/>
      <text:p text:style-name="P94"><text:bookmark text:name="16"/><text:span text:style-name="T3">1.6</text:span> Test <text:span text:style-name="T51">rejestracji</text:span> logów po wyłączeniu obci <text:span text:style-name="T76">gui</text:span></text:p>
      <text:p text:style-name="P31"/>
      <text:p text:style-name="P166">Czy po wyłączeniu obci gui eksperyment ma pozostać aktywny ? Teraz po wyłączeniu ( C ) svarog czeka na próbkę, wyświetla się crash report. <text:span text:style-name="T102">Po ponownym włączeniu obci gui eksperymenty nieaktywne. Zamknięcie obci gui zabija wszystkie peery.</text:span></text:p>
      <text:p text:style-name="P165"/>
      <text:p text:style-name="P31">A. Uruchom<text:span text:style-name="T82">ienie</text:span> obci gui oraz scenariusz<text:span text:style-name="T98">a</text:span> Dummy amplifier</text:p>
      <text:p text:style-name="P31">B. Uruchom<text:span text:style-name="T82">ienie</text:span> Svarog-a ze scenariuszem Dummy amplifier</text:p>
      <text:p text:style-name="P31">C. Wyłąc<text:span text:style-name="T82">zenie</text:span> obci gui</text:p>
      <text:p text:style-name="P31">D. Sprawd<text:span text:style-name="T82">zenie</text:span> zawartość katalogu ~/.obci/logs (gdzie loguje Svarog)</text:p>
      <text:p text:style-name="P31">E. Zamkni<text:span text:style-name="T82">ęcie</text:span> Svarog-a oraz obci_srv</text:p>
      <text:p text:style-name="P31">F. Sprawd<text:span text:style-name="T82">zenie</text:span> zawartość katalogu ~/.obci/logs</text:p>
      <text:p text:style-name="P31"/>
      <text:p text:style-name="P36">D -- wszystkie źródła, svarog w serverze</text:p>
      <text:p text:style-name="P36">F – wszystko w logs.sqlite, folder usunięty</text:p>
      <text:p text:style-name="P31"/>
      <text:p text:style-name="P26"><text:bookmark text:name="17"/><text:span text:style-name="T69">1.7</text:span><text:span text:style-name="T61"> Test rejestracji </text:span><text:span text:style-name="T73">logów po wyłączeniu i ponownym włączeniu Svaroga.</text:span></text:p>
      <text:p text:style-name="P149"/>
      <text:p text:style-name="P168">Próba ponownego wczytania sygnału w Svarog-u kończy się:</text:p>
      <text:p text:style-name="P168">An error occured while refreshing experiments. (Received an empty response from openBCI!)</text:p>
      <text:p text:style-name="P167"/>
      <text:p text:style-name="P31">A. Uruchom<text:span text:style-name="T82">ienie</text:span> obci gui oraz scenariusz<text:span text:style-name="T82">a</text:span> Dummy amplifier</text:p>
      <text:p text:style-name="P31">B. Uruchom<text:span text:style-name="T82">ienie</text:span> Svarog-a ze scenariuszem Dummy amplifier</text:p>
      <text:p text:style-name="P31">C. Wyłącz<text:span text:style-name="T82">enie</text:span> Svarog-a</text:p>
      <text:p text:style-name="P31">D. Sprawd<text:span text:style-name="T82">zenie</text:span> zawartoś<text:span text:style-name="T82">ci</text:span> katalogu ~/.obci/logs</text:p>
      <text:p text:style-name="P31">E. Włącz<text:span text:style-name="T82">enie</text:span> Svarog-a ze scenariuszem Dummy amplifier</text:p>
      <text:p text:style-name="P31">F. Sprawd<text:span text:style-name="T82">zenie</text:span> zawartoś<text:span text:style-name="T82">ci</text:span> katalogu ~/.obci/logs</text:p>
      <text:p text:style-name="P31">G. Zamkni<text:span text:style-name="T82">ęcie</text:span> Svarog-a, obci gui, obci_srv</text:p>
      <text:p text:style-name="P31">H. Sprawd<text:span text:style-name="T82">zenie</text:span> zawartoś<text:span text:style-name="T82">ci</text:span> katalogu ~/.obci/logs</text:p>
      <text:p text:style-name="P26"/>
      <text:p text:style-name="P36">D – wszystko w folderze servera <text:span text:style-name="T101">(server, eksperyment, svarog)</text:span></text:p>
      <text:p text:style-name="P36">F – dalej wszystko w folderze</text:p>
      <text:p text:style-name="P36">G – wszystko zwinięte do logs.sqlite I usunięte</text:p>
      <text:p text:style-name="P26"/>
      <text:p text:style-name="P71"><text:span text:style-name="T3"/></text:p>
      <text:p text:style-name="P212"><text:bookmark text:name="18"/><text:span text:style-name="T3">1.8</text:span> Test rejestracj logów po wyłączeniu i ponownym włączeniu obci <text:span text:style-name="T76">gui</text:span></text:p>
      <text:p text:style-name="P108"/>
      <text:p text:style-name="P166">Czy po wyłączeniu obci gui eksperyment ma pozostać aktywny ? Teraz, po wyłączeniu ( C ) svarog czeka na próbkę, wyświetla się crash report. <text:span text:style-name="T102">Po ponownym włączeniu obci gui eksperymenty nieaktywne. Zamknięcie obci gui zabija wszystkie peer-y.</text:span></text:p>
      <text:p text:style-name="P166"/>
      <text:p text:style-name="P31">A. Uruchom<text:span text:style-name="T82">ienie</text:span> obci gui oraz scenariusz<text:span text:style-name="T82">a</text:span> Dummy amplifier</text:p>
      <text:p text:style-name="P31">B. Uruchom<text:span text:style-name="T82">ienie</text:span> Svarog-a ze scenariuszem Dummy amplifier</text:p>
      <text:p text:style-name="P31">C. Wyłącz<text:span text:style-name="T82">enie</text:span> obci gui</text:p>
      <text:p text:style-name="P31">D. Sprawd<text:span text:style-name="T82">zenie</text:span> zawartość katalogu ~/.obci/logs (gdzie loguje Svarog)</text:p>
      <text:p text:style-name="P31">E. Włącz<text:span text:style-name="T82">enie</text:span> obci gui oraz scenariusz<text:span text:style-name="T82">a</text:span> Dummy amplifier</text:p>
      <text:p text:style-name="P31">F. Sprawd<text:span text:style-name="T82">zenie</text:span> zawartoś<text:span text:style-name="T82">ci</text:span> katalogu ~/.obci/logs</text:p>
      <text:p text:style-name="P31">G. Wyłącz<text:span text:style-name="T82">enie</text:span> Svarog-a, obci gui, obci_src.</text:p>
      <text:p text:style-name="P33"><text:span text:style-name="T99">H.</text:span> Sprawd<text:span text:style-name="T82">zenie</text:span> zawartość katalogu ~/.obci/logs</text:p>
      <text:p text:style-name="P33"/>
      <text:p text:style-name="P36">D – wszystko w folderze servera <text:span text:style-name="T101">(server, eksperyment, svarog)</text:span></text:p>
      <text:p text:style-name="P36">F – wszystko w folderze servera</text:p>
      <text:p text:style-name="P36">H – zwinięte do logs.sqlite, usunięte</text:p>
      <text:p text:style-name="P33"/>
      <text:p text:style-name="P72"><text:bookmark text:name="19"/><text:span text:style-name="T5">1.9</text:span><text:span text:style-name="T76"> Test rejestracji logów z dwóch eksperymentów uruchomionych jeden po drugim</text:span></text:p>
      <text:p text:style-name="P29"/>
      <text:p text:style-name="P31">A. Uruchom<text:span text:style-name="T82">ienie</text:span> obci gui oraz scenariusz<text:span text:style-name="T82">a</text:span> Dummy amplifier</text:p>
      <text:p text:style-name="P31">B. Uruchom<text:span text:style-name="T82">ienie</text:span> Svarog-a ze scenariuszem Dummy amplifier</text:p>
      <text:p text:style-name="P31">C. Wyłącz<text:span text:style-name="T82">enie</text:span> Svarog-a</text:p>
      <text:p text:style-name="P31">D. <text:span text:style-name="T100">Zakończenie scenariusza Dummy amplifier</text:span></text:p>
      <text:p text:style-name="P31">E. Sprawd<text:span text:style-name="T82">zenie</text:span> zawartoś<text:span text:style-name="T82">ci</text:span> katalogu ~/.obci/logs</text:p>
      <text:p text:style-name="P31">F. <text:span text:style-name="T100">Uruchomienie</text:span> scenariusz<text:span text:style-name="T82">a</text:span> <text:span text:style-name="T100">Random</text:span> amplifier</text:p>
      <text:p text:style-name="P31"><text:span text:style-name="T100">G</text:span>. <text:span text:style-name="T104">Uruchomienie</text:span> Svarog-a ze scenariuszem <text:span text:style-name="T100">Random</text:span> amplifier</text:p>
      <text:p text:style-name="P31"><text:span text:style-name="T100">H.</text:span> Sprawd<text:span text:style-name="T82">zenie</text:span> zawartoś<text:span text:style-name="T82">ci</text:span> katalogu ~/.obci/logs</text:p>
      <text:p text:style-name="P31"><text:span text:style-name="T100">I</text:span>. Zamk<text:span text:style-name="T82">nięcie </text:span>Svarog-a, obci gui, obci_srv</text:p>
      <text:p text:style-name="P31"><text:span text:style-name="T100">J</text:span>. Sprawd<text:span text:style-name="T82">zenie</text:span> zawartoś<text:span text:style-name="T82">ci</text:span> katalogu ~/.obci/logs</text:p>
      <text:p text:style-name="P31"/>
      <text:p text:style-name="P31"/>
      <text:p text:style-name="P36">E – wszystko w folderze <text:span text:style-name="T101">(server, dwa eksperymenty, svarog)</text:span></text:p>
      <text:p text:style-name="P37">H – wszystko w folderze nowy eksperyment</text:p>
      <text:p text:style-name="P37">J – logs.sqlite</text:p>
      <text:p text:style-name="P31"/>
      <text:p text:style-name="P73"><text:bookmark text:name="110"/><text:span text:style-name="T3">1.</text:span><text:span text:style-name="T2">1</text:span><text:span text:style-name="T6">0</text:span> Test rejestracji logów z <text:span text:style-name="T78">dwóch</text:span> <text:span text:style-name="T58">eksperymentów uruchomionych jednocześnie</text:span></text:p>
      <text:p text:style-name="P29"/>
      <text:p text:style-name="P32">A. Uruchom<text:span text:style-name="T82">ienie</text:span> obci gui oraz scenariusz<text:span text:style-name="T82">a</text:span> Dummy amplifier</text:p>
      <text:p text:style-name="P32">B. Uruchom<text:span text:style-name="T82">ienie</text:span> Svarog-a ze scenariuszem Dummy amplifier</text:p>
      <text:p text:style-name="P32"><text:span text:style-name="T78">C</text:span>. Uruchom<text:span text:style-name="T82">ienie</text:span> obci gui oraz scenariusz<text:span text:style-name="T82">a</text:span> <text:span text:style-name="T78">Random</text:span> amplifier</text:p>
      <text:p text:style-name="P32"><text:span text:style-name="T78">D</text:span>. Uruchom<text:span text:style-name="T82">ienie</text:span> Svarog-a ze scenariuszem <text:span text:style-name="T78">Random</text:span> amplifier</text:p>
      <text:p text:style-name="P32">E. Sprawd<text:span text:style-name="T82">zenie</text:span> zawartoś<text:span text:style-name="T82">ci</text:span> katalogu ~/.obci/logs</text:p>
      <text:p text:style-name="P32">E. <text:span text:style-name="T78">Zamknięcie</text:span> <text:span text:style-name="T78">obci gui i </text:span>Svarog-a</text:p>
      <text:p text:style-name="P32">F. Sprawd<text:span text:style-name="T82">zenie</text:span> zawartoś<text:span text:style-name="T82">ci</text:span> katalogu ~/.obci/logs</text:p>
      <text:p text:style-name="P32">G. Zamkni<text:span text:style-name="T82">ęcie</text:span> obci_srv</text:p>
      <text:p text:style-name="P32">H. Sprawd<text:span text:style-name="T82">zenie</text:span> zawartoś<text:span text:style-name="T82">ci</text:span> katalogu ~/.obci/logs</text:p>
      <text:p text:style-name="P32"/>
      <text:p text:style-name="P65">E – wszystko w folderze (server, dwa ekspery<text:span text:style-name="T162">m</text:span>enty, svarog)</text:p>
      <text:p text:style-name="P65">F – wszystko w folderze</text:p>
      <text:p text:style-name="P65">H – logs.sqlite</text:p>
      <text:p text:style-name="P100"><text:bookmark text:name="111"/><text:span text:style-name="T3">1.</text:span><text:span text:style-name="T2">1</text:span><text:span text:style-name="T6">1</text:span> Test rejestracji logów z <text:span text:style-name="T58">dwóch</text:span> <text:span text:style-name="T58">eksperymentów uruchomionych jeden po drugim. Jeden uruchomiony z poziomu obci gui, drugi z poziomu Svarog-a.</text:span></text:p>
      <text:p text:style-name="P28"/>
      <text:p text:style-name="P32">A. Uruchom<text:span text:style-name="T82">ienie</text:span> obci gui oraz scenariusz<text:span text:style-name="T82">a</text:span> Dummy amplifier</text:p>
      <text:p text:style-name="P32">B. Uruchom<text:span text:style-name="T82">ienie</text:span> Svarog-a ze scenariuszem Dummy amplifier</text:p>
      <text:p text:style-name="P32"><text:span text:style-name="T78">C</text:span>. <text:span text:style-name="T78">Zamknięcie scenariusza Dummy amplifier w Svarog-u</text:span></text:p>
      <text:p text:style-name="P32"><text:span text:style-name="T78">D</text:span>. <text:span text:style-name="T78">Zatrzymanie scenariusza Dummy amplifier w obci gui</text:span></text:p>
      <text:p text:style-name="P32"><text:span text:style-name="T78">E</text:span>. Uruchom<text:span text:style-name="T82">ienie</text:span> <text:span text:style-name="T78">w Svarog-u</text:span> scenariusz<text:span text:style-name="T82">a</text:span> <text:span text:style-name="T78">Random</text:span> amplifier</text:p>
      <text:p text:style-name="P32">F. Sprawd<text:span text:style-name="T82">zenie</text:span> zawartoś<text:span text:style-name="T82">ci</text:span> katalogu ~/.obci/logs</text:p>
      <text:p text:style-name="P32">E. <text:span text:style-name="T78">Zamknięcie</text:span> <text:span text:style-name="T78">Svarog-a, obci gui i obci_src</text:span></text:p>
      <text:p text:style-name="P32">F. Sprawd<text:span text:style-name="T82">zenie</text:span> zawartoś<text:span text:style-name="T82">ci</text:span> katalogu ~/.obci/logs</text:p>
      <text:p text:style-name="P32"/>
      <text:p text:style-name="P74"><text:bookmark text:name="112"/><text:span text:style-name="T3">1.</text:span><text:span text:style-name="T2">1</text:span><text:span text:style-name="T6">2</text:span> Test rejestracji logów z <text:span text:style-name="T58">dwóch</text:span> <text:span text:style-name="T58">eksperymentów uruchomionych jednocześnie. Jeden uruchomiony z poziomu obci, drugi z poziomu Svaroga.</text:span></text:p>
      <text:p text:style-name="P27"/>
      <text:p text:style-name="P32">A. Uruchom<text:span text:style-name="T82">ienie</text:span> obci gui oraz scenariusz<text:span text:style-name="T82">a</text:span> Dummy amplifier</text:p>
      <text:p text:style-name="P32">B. Uruchom<text:span text:style-name="T82">ienie</text:span> Svarog-a ze scenariuszem Dummy amplifier</text:p>
      <text:p text:style-name="P32"><text:span text:style-name="T78">E</text:span>. Uruchom<text:span text:style-name="T82">ienie</text:span> <text:span text:style-name="T78">w Svarog-u</text:span> scenariusz<text:span text:style-name="T82">a</text:span> <text:span text:style-name="T78">Random</text:span> amplifier</text:p>
      <text:p text:style-name="P32">F. Sprawd<text:span text:style-name="T82">zenie</text:span> zawartoś<text:span text:style-name="T82">ci</text:span> katalogu ~/.obci/logs</text:p>
      <text:p text:style-name="P32">E. <text:span text:style-name="T78">Zamknięcie</text:span> <text:span text:style-name="T78">Svarog-a, obci gui i obci_src</text:span></text:p>
      <text:p text:style-name="P32">F. Sprawd<text:span text:style-name="T82">zenie</text:span> zawartoś<text:span text:style-name="T82">ci</text:span> katalogu ~/.obci/logs</text:p>
      <text:p text:style-name="P32"/>
      <text:p text:style-name="P171">1.13 <text:span text:style-name="T36">Test rejestracji logów w warunkach symulowanego eksperymentu na wzmacniaczem TMSI</text:span></text:p>
      <text:p text:style-name="P171"><text:span text:style-name="T36"/></text:p>
      <text:p text:style-name="P145">1.14 <text:span text:style-name="T36">Test rejestracji logów w warunkach symulowanego eksperymentu na wzmacniaczu openbci.</text:span></text:p>
      <text:p text:style-name="P145"><text:span text:style-name="T36"/></text:p>
      <text:p text:style-name="P71"><text:bookmark text:name="113"/><text:span text:style-name="T3">1.1</text:span><text:span text:style-name="T7">5</text:span> Test rejestracji logów dla długiego eksperymentu <text:span text:style-name="T53">(~16 h)</text:span>.</text:p>
      <text:p text:style-name="P60"/>
      <text:p text:style-name="P32">A. Uruchom<text:span text:style-name="T82">ienie</text:span> obci gui oraz scenariusz<text:span text:style-name="T82">a</text:span> Dummy amplifier</text:p>
      <text:p text:style-name="P32">B. Uruchom<text:span text:style-name="T82">ienie</text:span> Svarog-a ze scenariuszem Dummy amplifier</text:p>
      <text:p text:style-name="P61">C. Po ~16h sprawd<text:span text:style-name="T82">zenie</text:span> zawartoś<text:span text:style-name="T82">ci</text:span> katalogu ~/.obci/logs</text:p>
      <text:p text:style-name="P61">D. Zamkni<text:span text:style-name="T82">ęcie</text:span> Svarog-a, obci gui, obci_srv</text:p>
      <text:p text:style-name="P61">E. Sprawd<text:span text:style-name="T82">zenie</text:span> zawartoś<text:span text:style-name="T82">ci</text:span> katalogu ~/.obci/logs</text:p>
      <text:p text:style-name="P61"/>
      <text:p text:style-name="P146">1.17 <text:span text:style-name="T36">Zamknięcie Svarog-a, eksperymentu i szybkie ponowne </text:span><text:span text:style-name="T42">ich </text:span><text:span text:style-name="T36">uruchomienie.</text:span></text:p>
      <text:p text:style-name="P62"/>
      <text:p text:style-name="P171"><text:span text:style-name="T36"/></text:p>
      <text:p text:style-name="P98"><text:bookmark text:name="rozdzial2"/>2. Rejestracja błędów <text:span text:style-name="T105">i generowanie raportu</text:span></text:p>
      <text:p text:style-name="P21"/>
      <text:p text:style-name="P76">Specyfikacja</text:p>
      <text:p text:style-name="P14"/>
      <text:p text:style-name="P14"><text:span text:style-name="T40">W specyfikacji błędem nazywany jest komunikat od loggera ze statusem Error lub nieobsłużony wyjątek. Wystąpienie b</text:span><text:span text:style-name="T36">ł</text:span><text:span text:style-name="T40">ędu</text:span><text:span text:style-name="T36"> powoduje wygenerowanie raportu (tzw. “crash report”). </text:span><text:span text:style-name="T37">Raport jest generowany </text:span><text:span text:style-name="T42">na podstawie aktualnych</text:span><text:span text:style-name="T41"> plików z logami </text:span><text:span text:style-name="T42">(patrz </text:span><text:a xlink:type="simple" xlink:href="#rozdzial1" text:style-name="Internet_20_link" text:visited-style-name="Visited_20_Internet_20_Link"><text:span text:style-name="T42">rozdział 1</text:span></text:a><text:span text:style-name="T42">)</text:span><text:span text:style-name="T41">. </text:span></text:p>
      <text:p text:style-name="P157"><text:span text:style-name="T41"/></text:p>
      <text:p text:style-name="P14"><text:span text:style-name="T47">Raport z</text:span><text:span text:style-name="T37">awiera pełną informacja o eksperymencie, podczas którego błąd wystąpił (z dokładnością do logów </text:span><text:span text:style-name="T40">Svarog-a uruchomionego bez obci_srv</text:span><text:span text:style-name="T37">). Składany jest </text:span><text:span text:style-name="T40">do</text:span><text:span text:style-name="T37"> forma</text:span><text:span text:style-name="T40">tu</text:span><text:span text:style-name="T37"> JSON i u</text:span><text:span text:style-name="T36">mieszczany w folderze ~/.obci/crash_reports. </text:span><text:span text:style-name="T38">U</text:span><text:span text:style-name="T36">żytkownik informowany jest o wystąpieniu błędu </text:span><text:span text:style-name="T39">i pytany o zgodę na przesłanie raportu do Sentry (dedykowanego serwera). Odmowa użytkownika </text:span><text:span text:style-name="T40">powoduje us</text:span><text:span text:style-name="T48">u</text:span><text:span text:style-name="T40">nięcie raportu.</text:span></text:p>
      <text:p text:style-name="P24"/>
      <text:p text:style-name="P11"><text:span text:style-name="T2">Cel<text:line-break/></text:span>Weryfikacja poprawności <text:span text:style-name="T168">generowania raportów na podstawie powyższego opisu.</text:span></text:p>
      <text:p text:style-name="P11"/>
      <text:p text:style-name="P67">Założenia początkowe</text:p>
      <text:p text:style-name="P47">Testy przeprowadzane są na komputerze z systemem Ubuntu16.04, z zainstalowanymi pakietami obci i Svarog. <text:span text:style-name="T35">Warunkiem koniecznym wygenerowania “crash report” jest pojawienie się błędu.</text:span></text:p>
      <text:p text:style-name="P63">Na potrzeby testów przyjęto z<text:span text:style-name="T167">estaw</text:span> błędów. <text:span text:style-name="T105">C</text:span>elowo wywołane rozpoczynają procedurę testową.</text:p>
      <text:p text:style-name="P63"><text:span text:style-name="T167">- błąd</text:span> obci <text:span text:style-name="T167">srv</text:span>:</text:p>
      <text:p text:style-name="P153">- błąd obci gui:</text:p>
      <text:p text:style-name="P153">- błąd Svarog-a:</text:p>
      <text:p text:style-name="P12"/>
      <text:p text:style-name="P6">Kryterium akceptacji testów</text:p>
      <text:p text:style-name="P136"><text:span text:style-name="T107">- Z</text:span><text:span text:style-name="T106">awartości folderu ~/.obci/</text:span><text:span text:style-name="T108">crash_reports</text:span><text:span text:style-name="T106"> zgodna z oczekiwaniami </text:span><text:span text:style-name="T107">na każdym etapie realizacji scenariusza</text:span><text:span text:style-name="T106">.</text:span></text:p>
      <text:p text:style-name="P75"/>
      <text:p text:style-name="P75"/>
      <text:p text:style-name="P215">Scenariusze testowe</text:p>
      <text:p text:style-name="P132"/>
      <text:p text:style-name="P35"><text:span text:style-name="T167">S</text:span>cenariusze przewidują, że po wystąpieniu błędu wszystkie komponenty systemu zostają zamknięte. Jeżeli dopuszczalne jest wznowienie pracy systemu po wystąpieniu błędu należy opracować dodatkowy zestaw testów.</text:p>
      <text:p text:style-name="P116"/>
      <text:p text:style-name="P124"><text:span text:style-name="T51">Przed uruchomieniem dowolnego scenariusza należy usunąć zawartość katalogu ~/.obci</text:span></text:p>
      <text:p text:style-name="P203"><text:span text:style-name="T21">P</text:span><text:span text:style-name="T22">odczas</text:span><text:span text:style-name="T21"> testów użytkownik za każdym razem odrzuca wysyłanie raportu. </text:span><text:span text:style-name="T23">Scenariusz nie jest uznawany za zakończony dopóki nie zostanie zamknięte okno z komunikatem o wystąpieniu błędu oraz nie zostanie zamknięty obci_srv.</text:span></text:p>
      <text:p text:style-name="P115"/>
      <text:p text:style-name="P123">W scenariuszach testowych wyróżniono dwie grupy testów. Na pierwszą grupę składają testy: <text:span text:style-name="T123">2.1, 2.2, 2.3</text:span>. Weryfikują one poprawność wygenerowania raportu w zależności od typu błędu, <text:span text:style-name="T162">który wystąpił</text:span>. Druga grupa weryfikuje poprawność wygenerowania raportu w zależności od zawartości katalogu ~/.obci/logs.</text:p>
      <text:p text:style-name="P123"/>
      <text:p text:style-name="P155">I. Zbiór testów weryfikujących poprawność wygenerowanego raportu w zależności od typu wywołanego błędu.</text:p>
      <text:p text:style-name="P156"/>
      <text:p text:style-name="P117"><text:span text:style-name="T119">W pierwszym zbiorze s</text:span>tandardowa procedura testowa przewiduje uruchomienie eksperymentu według scenariusza 1.4 <text:span text:style-name="T119">(krok A i B)</text:span>, a następenie wywołanie <text:span text:style-name="T168">określonego</text:span> błędu.</text:p>
      <text:p text:style-name="P109"/>
      <text:p text:style-name="P147"><text:a xlink:type="simple" xlink:href="#2.1" text:style-name="Internet_20_link" text:visited-style-name="Visited_20_Internet_20_Link"><text:span text:style-name="T124">2.</text:span></text:a><text:a xlink:type="simple" xlink:href="#2.1" text:style-name="Internet_20_link" text:visited-style-name="Visited_20_Internet_20_Link"><text:span text:style-name="T125">1</text:span></text:a><text:a xlink:type="simple" xlink:href="#2.1" text:style-name="Internet_20_link" text:visited-style-name="Visited_20_Internet_20_Link"><text:span text:style-name="T124"> </text:span></text:a><text:a xlink:type="simple" xlink:href="#2.1" text:style-name="Internet_20_link" text:visited-style-name="Visited_20_Internet_20_Link"><text:span text:style-name="T156">Test g</text:span></text:a><text:a xlink:type="simple" xlink:href="#2.1" text:style-name="Internet_20_link" text:visited-style-name="Visited_20_Internet_20_Link"><text:span text:style-name="T155">enerowani</text:span></text:a><text:a xlink:type="simple" xlink:href="#2.1" text:style-name="Internet_20_link" text:visited-style-name="Visited_20_Internet_20_Link"><text:span text:style-name="T156">a</text:span></text:a><text:a xlink:type="simple" xlink:href="#2.1" text:style-name="Internet_20_link" text:visited-style-name="Visited_20_Internet_20_Link"><text:span text:style-name="T155"> raportu po wystąpieniu błędu </text:span></text:a><text:a xlink:type="simple" xlink:href="#2.1" text:style-name="Internet_20_link" text:visited-style-name="Visited_20_Internet_20_Link"><text:span text:style-name="T156">Svarog-a</text:span></text:a></text:p>
      <text:p text:style-name="P159"><text:a xlink:type="simple" xlink:href="#2.2" text:style-name="Internet_20_link" text:visited-style-name="Visited_20_Internet_20_Link"><text:span text:style-name="T147">2.</text:span></text:a><text:a xlink:type="simple" xlink:href="#2.2" text:style-name="Internet_20_link" text:visited-style-name="Visited_20_Internet_20_Link"><text:span text:style-name="T148">2</text:span></text:a><text:a xlink:type="simple" xlink:href="#2.2" text:style-name="Internet_20_link" text:visited-style-name="Visited_20_Internet_20_Link"><text:span text:style-name="T147"> </text:span></text:a><text:a xlink:type="simple" xlink:href="#2.2" text:style-name="Internet_20_link" text:visited-style-name="Visited_20_Internet_20_Link"><text:span text:style-name="T153">Test g</text:span></text:a><text:a xlink:type="simple" xlink:href="#2.2" text:style-name="Internet_20_link" text:visited-style-name="Visited_20_Internet_20_Link"><text:span text:style-name="T152">enerowani</text:span></text:a><text:a xlink:type="simple" xlink:href="#2.2" text:style-name="Internet_20_link" text:visited-style-name="Visited_20_Internet_20_Link"><text:span text:style-name="T153">a</text:span></text:a><text:a xlink:type="simple" xlink:href="#2.2" text:style-name="Internet_20_link" text:visited-style-name="Visited_20_Internet_20_Link"><text:span text:style-name="T152"> raportu po wystąpieniu błędu obci </text:span></text:a><text:a xlink:type="simple" xlink:href="#2.2" text:style-name="Internet_20_link" text:visited-style-name="Visited_20_Internet_20_Link"><text:span text:style-name="T153">srv</text:span></text:a></text:p>
      <text:p text:style-name="P147"><text:a xlink:type="simple" xlink:href="#2.3" text:style-name="Internet_20_link" text:visited-style-name="Visited_20_Internet_20_Link"><text:span text:style-name="T124">2.</text:span></text:a><text:a xlink:type="simple" xlink:href="#2.3" text:style-name="Internet_20_link" text:visited-style-name="Visited_20_Internet_20_Link"><text:span text:style-name="T125">3</text:span></text:a><text:a xlink:type="simple" xlink:href="#2.3" text:style-name="Internet_20_link" text:visited-style-name="Visited_20_Internet_20_Link"><text:span text:style-name="T124"> </text:span></text:a><text:a xlink:type="simple" xlink:href="#2.3" text:style-name="Internet_20_link" text:visited-style-name="Visited_20_Internet_20_Link"><text:span text:style-name="T156">Test g</text:span></text:a><text:a xlink:type="simple" xlink:href="#2.3" text:style-name="Internet_20_link" text:visited-style-name="Visited_20_Internet_20_Link"><text:span text:style-name="T155">enerowani</text:span></text:a><text:a xlink:type="simple" xlink:href="#2.3" text:style-name="Internet_20_link" text:visited-style-name="Visited_20_Internet_20_Link"><text:span text:style-name="T156">a</text:span></text:a><text:a xlink:type="simple" xlink:href="#2.3" text:style-name="Internet_20_link" text:visited-style-name="Visited_20_Internet_20_Link"><text:span text:style-name="T155"> raportu po wystąpieniu błędu obci</text:span></text:a></text:p>
      <text:p text:style-name="P111"/>
      <text:p text:style-name="P161">II. Zbiór testów weryfikujących poprawność wygenerowanego raportu w zależności od zawartości katalogu ~/.obci/logs.</text:p>
      <text:p text:style-name="P161"/>
      <text:p text:style-name="P123">W drugim zbiorze standardowa procedura testowa przewiduje wywoływanie błędu obci (z wyjątkiem scenariuszy 2.4, 2.5). </text:p>
      <text:p text:style-name="P123"/>
      <text:p text:style-name="P139"><text:a xlink:type="simple" xlink:href="#2.4" text:style-name="Internet_20_link" text:visited-style-name="Visited_20_Internet_20_Link"><text:span text:style-name="T139">2.</text:span></text:a><text:a xlink:type="simple" xlink:href="#2.4" text:style-name="Internet_20_link" text:visited-style-name="Visited_20_Internet_20_Link"><text:span text:style-name="T140">4</text:span></text:a><text:a xlink:type="simple" xlink:href="#2.4" text:style-name="Internet_20_link" text:visited-style-name="Visited_20_Internet_20_Link"><text:span text:style-name="T124"> </text:span></text:a><text:a xlink:type="simple" xlink:href="#2.4" text:style-name="Internet_20_link" text:visited-style-name="Visited_20_Internet_20_Link"><text:span text:style-name="T125">Test g</text:span></text:a><text:a xlink:type="simple" xlink:href="#2.4" text:style-name="Internet_20_link" text:visited-style-name="Visited_20_Internet_20_Link"><text:span text:style-name="T124">enerowani</text:span></text:a><text:a xlink:type="simple" xlink:href="#2.4" text:style-name="Internet_20_link" text:visited-style-name="Visited_20_Internet_20_Link"><text:span text:style-name="T125">a</text:span></text:a><text:a xlink:type="simple" xlink:href="#2.4" text:style-name="Internet_20_link" text:visited-style-name="Visited_20_Internet_20_Link"><text:span text:style-name="T124"> raportu z wystąpienia błędu </text:span></text:a><text:a xlink:type="simple" xlink:href="#2.4" text:style-name="Internet_20_link" text:visited-style-name="Visited_20_Internet_20_Link"><text:span text:style-name="T126">Svarog-a</text:span></text:a><text:a xlink:type="simple" xlink:href="#2.4" text:style-name="Internet_20_link" text:visited-style-name="Visited_20_Internet_20_Link"><text:span text:style-name="T124"> w scenariuszu 1.</text:span></text:a><text:a xlink:type="simple" xlink:href="#2.4" text:style-name="Internet_20_link" text:visited-style-name="Visited_20_Internet_20_Link"><text:span text:style-name="T126">1</text:span></text:a><text:a xlink:type="simple" xlink:href="#2.4" text:style-name="Internet_20_link" text:visited-style-name="Visited_20_Internet_20_Link"><text:span text:style-name="T124"> po wykonaniu kroku A.</text:span></text:a></text:p>
      <text:p text:style-name="P118"><text:a xlink:type="simple" xlink:href="#2.5" text:style-name="Internet_20_link" text:visited-style-name="Visited_20_Internet_20_Link"><text:span text:style-name="T143">2.</text:span></text:a><text:a xlink:type="simple" xlink:href="#2.5" text:style-name="Internet_20_link" text:visited-style-name="Visited_20_Internet_20_Link"><text:span text:style-name="T144">5</text:span></text:a><text:a xlink:type="simple" xlink:href="#2.5" text:style-name="Internet_20_link" text:visited-style-name="Visited_20_Internet_20_Link"><text:span text:style-name="T147"> </text:span></text:a><text:a xlink:type="simple" xlink:href="#2.5" text:style-name="Internet_20_link" text:visited-style-name="Visited_20_Internet_20_Link"><text:span text:style-name="T148">Test g</text:span></text:a><text:a xlink:type="simple" xlink:href="#2.5" text:style-name="Internet_20_link" text:visited-style-name="Visited_20_Internet_20_Link"><text:span text:style-name="T147">enerowani</text:span></text:a><text:a xlink:type="simple" xlink:href="#2.5" text:style-name="Internet_20_link" text:visited-style-name="Visited_20_Internet_20_Link"><text:span text:style-name="T148">a</text:span></text:a><text:a xlink:type="simple" xlink:href="#2.5" text:style-name="Internet_20_link" text:visited-style-name="Visited_20_Internet_20_Link"><text:span text:style-name="T147"> raportu z wystąpienia błędu </text:span></text:a><text:a xlink:type="simple" xlink:href="#2.5" text:style-name="Internet_20_link" text:visited-style-name="Visited_20_Internet_20_Link"><text:span text:style-name="T149">obci srv</text:span></text:a><text:a xlink:type="simple" xlink:href="#2.5" text:style-name="Internet_20_link" text:visited-style-name="Visited_20_Internet_20_Link"><text:span text:style-name="T147"> w scenariuszu 1.2 po wykonaniu kroku A</text:span></text:a><text:a xlink:type="simple" xlink:href="#2.5" text:style-name="Internet_20_link" text:visited-style-name="Visited_20_Internet_20_Link"><text:span text:style-name="T61">.</text:span></text:a></text:p>
      <text:p text:style-name="P118"><text:a xlink:type="simple" xlink:href="#2.6" text:style-name="Internet_20_link" text:visited-style-name="Visited_20_Internet_20_Link"><text:span text:style-name="T143">2.</text:span></text:a><text:a xlink:type="simple" xlink:href="#2.6" text:style-name="Internet_20_link" text:visited-style-name="Visited_20_Internet_20_Link"><text:span text:style-name="T144">6</text:span></text:a><text:a xlink:type="simple" xlink:href="#2.6" text:style-name="Internet_20_link" text:visited-style-name="Visited_20_Internet_20_Link"><text:span text:style-name="T147"> </text:span></text:a><text:a xlink:type="simple" xlink:href="#2.6" text:style-name="Internet_20_link" text:visited-style-name="Visited_20_Internet_20_Link"><text:span text:style-name="T148">Test g</text:span></text:a><text:a xlink:type="simple" xlink:href="#2.6" text:style-name="Internet_20_link" text:visited-style-name="Visited_20_Internet_20_Link"><text:span text:style-name="T147">enerowani</text:span></text:a><text:a xlink:type="simple" xlink:href="#2.6" text:style-name="Internet_20_link" text:visited-style-name="Visited_20_Internet_20_Link"><text:span text:style-name="T148">a</text:span></text:a><text:a xlink:type="simple" xlink:href="#2.6" text:style-name="Internet_20_link" text:visited-style-name="Visited_20_Internet_20_Link"><text:span text:style-name="T147"> raportu z wystąpienia błędu w scenariuszu 1.3 po wykonaniu kroku A.</text:span></text:a><text:span text:style-name="T124"> </text:span></text:p>
      <text:p text:style-name="P110"><text:a xlink:type="simple" xlink:href="#2.7" text:style-name="Internet_20_link" text:visited-style-name="Visited_20_Internet_20_Link"><text:span text:style-name="T143">2.</text:span></text:a><text:a xlink:type="simple" xlink:href="#2.7" text:style-name="Internet_20_link" text:visited-style-name="Visited_20_Internet_20_Link"><text:span text:style-name="T144">7</text:span></text:a><text:a xlink:type="simple" xlink:href="#2.7" text:style-name="Internet_20_link" text:visited-style-name="Visited_20_Internet_20_Link"><text:span text:style-name="T143"> </text:span></text:a><text:a xlink:type="simple" xlink:href="#2.7" text:style-name="Internet_20_link" text:visited-style-name="Visited_20_Internet_20_Link"><text:span text:style-name="T148">Test generowania raportu z wystąpienia błędu w scenariuszu 1.4 po wykonaniu kroku B.</text:span></text:a></text:p>
      <text:p text:style-name="P110"><text:a xlink:type="simple" xlink:href="#2.8" text:style-name="Internet_20_link" text:visited-style-name="Visited_20_Internet_20_Link"><text:span text:style-name="T143">2.</text:span></text:a><text:a xlink:type="simple" xlink:href="#2.8" text:style-name="Internet_20_link" text:visited-style-name="Visited_20_Internet_20_Link"><text:span text:style-name="T144">8</text:span></text:a><text:a xlink:type="simple" xlink:href="#2.8" text:style-name="Internet_20_link" text:visited-style-name="Visited_20_Internet_20_Link"><text:span text:style-name="T147"> </text:span></text:a><text:a xlink:type="simple" xlink:href="#2.8" text:style-name="Internet_20_link" text:visited-style-name="Visited_20_Internet_20_Link"><text:span text:style-name="T148">Test generowania raportu z wystąpienia błędu w scenariuszu 1.9 po wykonaniu kroku G (z pominięciem kroku E)</text:span></text:a></text:p>
      <text:p text:style-name="P110"><text:a xlink:type="simple" xlink:href="#2.9" text:style-name="Internet_20_link" text:visited-style-name="Visited_20_Internet_20_Link"><text:span text:style-name="T143">2.</text:span></text:a><text:a xlink:type="simple" xlink:href="#2.9" text:style-name="Internet_20_link" text:visited-style-name="Visited_20_Internet_20_Link"><text:span text:style-name="T144">9</text:span></text:a><text:a xlink:type="simple" xlink:href="#2.9" text:style-name="Internet_20_link" text:visited-style-name="Visited_20_Internet_20_Link"><text:span text:style-name="T143"> </text:span></text:a><text:a xlink:type="simple" xlink:href="#2.9" text:style-name="Internet_20_link" text:visited-style-name="Visited_20_Internet_20_Link"><text:span text:style-name="T148">Test generowania raportu z wystąpienia błędu w scenariuszu 1.10 po wykonaniu kroku D.</text:span></text:a></text:p>
      <text:p text:style-name="P121"><text:a xlink:type="simple" xlink:href="#2.10" text:style-name="Internet_20_link" text:visited-style-name="Visited_20_Internet_20_Link"><text:span text:style-name="T145">2.</text:span></text:a><text:a xlink:type="simple" xlink:href="#2.10" text:style-name="Internet_20_link" text:visited-style-name="Visited_20_Internet_20_Link"><text:span text:style-name="T144">10</text:span></text:a><text:a xlink:type="simple" xlink:href="#2.10" text:style-name="Internet_20_link" text:visited-style-name="Visited_20_Internet_20_Link"><text:span text:style-name="T147"> Test </text:span></text:a><text:a xlink:type="simple" xlink:href="#2.10" text:style-name="Internet_20_link" text:visited-style-name="Visited_20_Internet_20_Link"><text:span text:style-name="T150">generowania raportu z błędu w w scenariuszu 1.15 po wykonaniu kroku C.</text:span></text:a></text:p>
      <text:p text:style-name="P206"/>
      <text:p text:style-name="P209"><text:span text:style-name="T95">2</text:span><text:span text:style-name="T97">.11</text:span><text:span text:style-name="T94"> Test </text:span><text:span text:style-name="T96">generowania raportu z błędu w Svarog-u po uruchomieniu scenariusza z poziomu Svarog-a</text:span></text:p>
      <text:p text:style-name="P178"/>
      <text:p text:style-name="P213">Podstawowe <text:span text:style-name="T77">etapy poszczególnych </text:span>scenariusz<text:span text:style-name="T75">y</text:span> testowych:</text:p>
      <text:p text:style-name="P123"/>
      <text:p text:style-name="P148"><text:bookmark text:name="2.1"/>2.<text:span text:style-name="T119">1</text:span> <text:span text:style-name="T43">Test g</text:span><text:span text:style-name="T36">enerowani</text:span><text:span text:style-name="T43">a</text:span><text:span text:style-name="T36"> raportu po wystąpieniu błędu </text:span><text:span text:style-name="T43">Svarog-a</text:span></text:p>
      <text:p text:style-name="P160"/>
      <text:p text:style-name="P105">A. <text:span text:style-name="T121">Wykonanie kroków A i B scenariusza 1.4</text:span></text:p>
      <text:p text:style-name="P127">B. Wywołanie błędu Svarog-a</text:p>
      <text:p text:style-name="P127">C. Sprawdzenie zawartości katalogu ~/.obci/crash_reports</text:p>
      <text:p text:style-name="P127">D. Odrzucenie raportu</text:p>
      <text:p text:style-name="P127">E. Zamknięcie obci srv, obci gui i Svarog-a</text:p>
      <text:p text:style-name="P128"><text:span text:style-name="T122">F</text:span>. Sprawdzenie zawartości katalogu ~/.obci/crash_reports</text:p>
      <text:p text:style-name="P128"/>
      <text:p text:style-name="P160"><text:bookmark text:name="2.2"/><text:span text:style-name="T61">2.</text:span><text:span text:style-name="T66">2</text:span><text:span text:style-name="T61"> </text:span><text:span text:style-name="T64">Test g</text:span><text:span text:style-name="T63">enerowani</text:span><text:span text:style-name="T64">a</text:span><text:span text:style-name="T63"> raportu po wystąpieniu błędu obci </text:span><text:span text:style-name="T64">srv</text:span></text:p>
      <text:p text:style-name="P148"/>
      <text:p text:style-name="P105">A. <text:span text:style-name="T121">Wykonanie kroków A i B scenariusza 1.4</text:span></text:p>
      <text:p text:style-name="P127">B. Wywołanie błędu obci srv</text:p>
      <text:p text:style-name="P127">C. Sprawdzenie zawartości katalogu ~/.obci/crash_reports</text:p>
      <text:p text:style-name="P127">D. Odrzucenie raportu</text:p>
      <text:p text:style-name="P127">E. Zamknięcie obci srv, obci gui i Svarog-a</text:p>
      <text:p text:style-name="P128"><text:span text:style-name="T122">F</text:span>. Sprawdzenie zawartości katalogu ~/.obci/crash_reports</text:p>
      <text:p text:style-name="P144"/>
      <text:p text:style-name="P148"><text:bookmark text:name="2.3"/>2.<text:span text:style-name="T119">3</text:span> <text:span text:style-name="T43">Test g</text:span><text:span text:style-name="T36">enerowani</text:span><text:span text:style-name="T43">a</text:span><text:span text:style-name="T36"> raportu po wystąpieniu błędu obci</text:span></text:p>
      <text:p text:style-name="P112"/>
      <text:p text:style-name="P105">A. <text:span text:style-name="T121">Wykonanie kroków A i B scenariusza 1.4</text:span></text:p>
      <text:p text:style-name="P127">B. Wywołanie błędu obci</text:p>
      <text:p text:style-name="P127">C. Sprawdzenie zawartości katalogu ~/.obci/crash_reports</text:p>
      <text:p text:style-name="P127">D. Odrzucenie raportu</text:p>
      <text:p text:style-name="P127">E. Zamknięcie obci srv, obci gui i Svarog-a</text:p>
      <text:p text:style-name="P128"><text:span text:style-name="T122">F</text:span>. Sprawdzenie zawartości katalogu ~/.obci/crash_reports</text:p>
      <text:p text:style-name="P129"/>
      <text:p text:style-name="P141"><text:bookmark text:name="2.4"/><text:span text:style-name="T2">2.</text:span><text:span text:style-name="T8">4</text:span> <text:span text:style-name="T119">Test g</text:span>enerowani<text:span text:style-name="T119">a</text:span> raportu z wystąpienia błędu <text:span text:style-name="T120">Svarog-a</text:span> w scenariuszu 1.<text:span text:style-name="T120">1</text:span> po wykonaniu kroku A.<text:span text:style-name="T106"> </text:span><text:span text:style-name="T169">(oczekiwana zawartość raportu - </text:span><text:span text:style-name="T170">logi </text:span><text:span text:style-name="T171">Svarog-a)</text:span></text:p>
      <text:p text:style-name="P140"/>
      <text:p text:style-name="P105">A. <text:span text:style-name="T121">Wykonanie kroku A scenariusza 1.1</text:span></text:p>
      <text:p text:style-name="P127">B. Wywołanie błędu Svarog-a</text:p>
      <text:p text:style-name="P127">C. Sprawdzenie zawartości katalogu ~/.obci/crash_reports</text:p>
      <text:p text:style-name="P127">D. Odrzucenie raportu</text:p>
      <text:p text:style-name="P127">E. Zamknięcie Svarog-a</text:p>
      <text:p text:style-name="P128"><text:span text:style-name="T122">F</text:span>. Sprawdzenie zawartości katalogu ~/.obci/crash_reports</text:p>
      <text:p text:style-name="P119"><text:span text:style-name="T20"/></text:p>
      <text:p text:style-name="P120"><text:bookmark text:name="2.5"/><text:span text:style-name="T67">2.</text:span><text:span text:style-name="T68">5</text:span><text:span text:style-name="T61"> </text:span><text:span text:style-name="T66">Test g</text:span><text:span text:style-name="T61">enerowani</text:span><text:span text:style-name="T66">a</text:span><text:span text:style-name="T61"> raportu z wystąpienia błędu </text:span><text:span text:style-name="T71">obci srv</text:span><text:span text:style-name="T61"> w scenariuszu 1.2 po wykonaniu kroku A.</text:span><text:span text:style-name="T106"> </text:span><text:span text:style-name="T169">(oczekiwana zawartość raportu - </text:span><text:span text:style-name="T170">logi </text:span><text:span text:style-name="T172">obci srv)</text:span></text:p>
      <text:p text:style-name="P119"/>
      <text:p text:style-name="P105">A. <text:span text:style-name="T121">Wykonanie kroku A scenariusza 1.2</text:span></text:p>
      <text:p text:style-name="P127">B. Wywołanie błędu obci srv</text:p>
      <text:p text:style-name="P127">C. Sprawdzenie zawartości katalogu ~/.obci/crash_reports</text:p>
      <text:p text:style-name="P127">D. Odrzucenie raportu</text:p>
      <text:p text:style-name="P127">E. Zamknięcie <text:span text:style-name="T122">obci srv</text:span></text:p>
      <text:p text:style-name="P128"><text:span text:style-name="T122">F</text:span>. Sprawdzenie zawartości katalogu ~/.obci/crash_reports</text:p>
      <text:p text:style-name="P129"/>
      <text:p text:style-name="P112"/>
      <text:p text:style-name="P214"><text:bookmark text:name="2.6"/><text:span text:style-name="T67">2.</text:span><text:span text:style-name="T68">6</text:span><text:span text:style-name="T61"> </text:span><text:span text:style-name="T66">Test g</text:span><text:span text:style-name="T61">enerowani</text:span><text:span text:style-name="T66">a</text:span><text:span text:style-name="T61"> raportu z wystąpienia błędu w scenariuszu 1.3 po wykonaniu kroku A.</text:span><text:span text:style-name="T106"> </text:span><text:span text:style-name="T169">(oczekiwana zawartość raportu - </text:span><text:span text:style-name="T170">logi </text:span><text:span text:style-name="T172">obci server-a i eksperymentu)</text:span></text:p>
      <text:p text:style-name="P106"/>
      <text:p text:style-name="P106">A. <text:span text:style-name="T121">Wykonanie kroku A scenariusza 1.3</text:span></text:p>
      <text:p text:style-name="P128">B. Wywołanie błędu obci</text:p>
      <text:p text:style-name="P128">C. Sprawdzenie zawartości katalogu ~/.obci/crash_reports</text:p>
      <text:p text:style-name="P128">D. Odrzucenie raportu</text:p>
      <text:p text:style-name="P128">E. Zamknięcie <text:span text:style-name="T122">obci srv i obci gui</text:span></text:p>
      <text:p text:style-name="P128"><text:span text:style-name="T122">F</text:span>. Sprawdzenie zawartości katalogu ~/.obci/crash_reports</text:p>
      <text:p text:style-name="P113"/>
      <text:p text:style-name="P142"><text:bookmark text:name="2.7"/><text:span text:style-name="T2">2.</text:span><text:span text:style-name="T8">7</text:span><text:span text:style-name="T2"> </text:span><text:span text:style-name="T119">Test generowania raportu z wystąpienia błędu w scenariuszu 1.4 po wykonaniu kroku B.</text:span><text:span text:style-name="T113"> </text:span><text:span text:style-name="T171">(oczekiwana zawartość raportu - </text:span><text:span text:style-name="T169">logi obci server-a, eksperymentu </text:span><text:span text:style-name="T173">i</text:span><text:span text:style-name="T169"> </text:span><text:span text:style-name="T173">S</text:span><text:span text:style-name="T169">varog-a</text:span><text:span text:style-name="T171">)</text:span></text:p>
      <text:p text:style-name="P112"/>
      <text:p text:style-name="P106">A. <text:span text:style-name="T121">Wykonanie kroków A, B scenariusza 1.4</text:span></text:p>
      <text:p text:style-name="P128">B. Wywołanie błędu obci</text:p>
      <text:p text:style-name="P128">C. Sprawdzenie zawartości katalogu ~/.obci/crash_reports</text:p>
      <text:p text:style-name="P128">D. Odrzucenie raportu</text:p>
      <text:p text:style-name="P128">E. Zamknięcie <text:span text:style-name="T122">Svarog-a, obci srv i obci gui.</text:span></text:p>
      <text:p text:style-name="P128"><text:span text:style-name="T122">F</text:span>. Sprawdzenie zawartości katalogu ~/.obci/crash_reports</text:p>
      <text:p text:style-name="P113"/>
      <text:p text:style-name="P142"><text:bookmark text:name="2.8"/><text:span text:style-name="T2">2.</text:span><text:span text:style-name="T8">8</text:span> <text:span text:style-name="T119">Test generowania raportu z wystąpienia błędu w scenariuszu 1.9 po wykonaniu kroku G (z pominięciem kroku E)</text:span><text:span text:style-name="T113"> </text:span><text:span text:style-name="T171">(oczekiwana zawartość raportu - </text:span><text:span text:style-name="T169">logi obci server-a, </text:span><text:span text:style-name="T173">zakończonego eksperymentu,</text:span><text:span text:style-name="T169"> eksperymentu i Svarog-a</text:span><text:span text:style-name="T171">)</text:span></text:p>
      <text:p text:style-name="P112"/>
      <text:p text:style-name="P106">A. <text:span text:style-name="T121">Wykonanie kroków A, B, C, D, F, G scenariusza 1.9</text:span></text:p>
      <text:p text:style-name="P128">B. Wywołanie błędu obci</text:p>
      <text:p text:style-name="P128">C. Sprawdzenie zawartości katalogu ~/.obci/crash_reports</text:p>
      <text:p text:style-name="P128">D. Odrzucenie raportu</text:p>
      <text:p text:style-name="P128">E. Zamknięcie Svarog-a, <text:span text:style-name="T122">obci srv i obci gui</text:span></text:p>
      <text:p text:style-name="P128"><text:span text:style-name="T122">F</text:span>. Sprawdzenie zawartości katalogu ~/.obci/crash_reports</text:p>
      <text:p text:style-name="P113"/>
      <text:p text:style-name="P142"><text:bookmark text:name="2.9"/><text:span text:style-name="T2">2.</text:span><text:span text:style-name="T8">9</text:span><text:span text:style-name="T2"> </text:span><text:span text:style-name="T119">Test generowania raportu z wystąpienia błędu w scenariuszu 1.10 po wykonaniu kroku D.</text:span><text:span text:style-name="T113"> </text:span><text:span text:style-name="T171">(</text:span><text:span text:style-name="T174">oczekiwana zawartość </text:span><text:span text:style-name="T175">raportu -</text:span><text:span text:style-name="T174"> logi obci server-a, </text:span><text:span text:style-name="T173">dwóch aktywnych eksperymentów</text:span><text:span text:style-name="T174"> i Svarog-a</text:span><text:span text:style-name="T171">)</text:span></text:p>
      <text:p text:style-name="P113"/>
      <text:p text:style-name="P106">A. <text:span text:style-name="T121">Wykonanie kroków A, B, C, D scenariusza 1.10</text:span></text:p>
      <text:p text:style-name="P128">B. Wywołanie błędu obci</text:p>
      <text:p text:style-name="P128">C. Sprawdzenie zawartości katalogu ~/.obci/crash_reports</text:p>
      <text:p text:style-name="P128">D. Odrzucenie raportu</text:p>
      <text:p text:style-name="P128">E. Zamknięcie Svarog-a, <text:span text:style-name="T122">obci srv i obci gui</text:span></text:p>
      <text:p text:style-name="P128"><text:span text:style-name="T122">F</text:span>. Sprawdzenie zawartości katalogu ~/.obci/crash_reports</text:p>
      <text:p text:style-name="P113"/>
      <text:p text:style-name="P122"><text:bookmark text:name="2.10"/><text:span text:style-name="T69">2.</text:span><text:span text:style-name="T68">10</text:span><text:span text:style-name="T61"> Test </text:span><text:span text:style-name="T72">generowania raportu z błędu w w scenariuszu 1.15 po wykonaniu kroku C.</text:span><text:span text:style-name="T117"> </text:span><text:span text:style-name="T171">(</text:span><text:span text:style-name="T174">oczekiwana zawartość </text:span><text:span text:style-name="T175">raportu –</text:span><text:span text:style-name="T174"> </text:span><text:span text:style-name="T175">dużo </text:span><text:span text:style-name="T174">log</text:span><text:span text:style-name="T175">ów</text:span><text:span text:style-name="T174"> obci server-a, eksperymentu i Svarog-a</text:span><text:span text:style-name="T171">)</text:span></text:p>
      <text:p text:style-name="P125"/>
      <text:p text:style-name="P107">A. <text:span text:style-name="T121">Wykonanie kroków A, B scenariusza 1.15</text:span></text:p>
      <text:p text:style-name="P130">B. <text:span text:style-name="T123">Po ~ 16h w</text:span>ywołanie błędu obci</text:p>
      <text:p text:style-name="P130">C. Sprawdzenie zawartości katalogu ~/.obci/crash_reports</text:p>
      <text:p text:style-name="P130">D. Odrzucenie raportu</text:p>
      <text:p text:style-name="P130">E. Zamknięcie Svarog-a, <text:span text:style-name="T122">obci srv i obci gui</text:span></text:p>
      <text:p text:style-name="P130"><text:span text:style-name="T122">F</text:span>. Sprawdzenie zawartości katalogu ~/.obci/crash_reports</text:p>
      <text:p text:style-name="P114"/>
      <text:p text:style-name="P131"/>
      <text:p text:style-name="P99">3. Wysyłanie <text:span text:style-name="T121">raportu</text:span></text:p>
      <text:p text:style-name="P77"/>
      <text:p text:style-name="P79">Specyfikacja</text:p>
      <text:p text:style-name="P78">Po wystąpieniu błędu raport <text:span text:style-name="T85">w formacie JSON </text:span>umieszczany jest w folderze ~/.obci/crash_reports <text:span text:style-name="T105">(patrz </text:span><text:a xlink:type="simple" xlink:href="#rozdzial2" text:style-name="Internet_20_link" text:visited-style-name="Visited_20_Internet_20_Link"><text:span text:style-name="T105">rozdział 2</text:span></text:a><text:span text:style-name="T105">)</text:span>. <text:span text:style-name="T18">Następnie</text:span> wyświetlane jest okno dialogowe z informacją o wystąpieniu błędu i pytaniem o pozwolenie na przesłanie raportu do Sentry. Jeżeli użytkownik odmówi raport <text:span text:style-name="T85">zostaje usunięty</text:span>. Jeżeli użytkownik zezwoli na wysłanie, raport <text:span text:style-name="T19">zostaje uzupełniony o opcjonalne informacje wprowadzone przez użytkownika (mail i komunikat). Następnie</text:span> zostaje przeniesiony do folderu ~/.obci/crash_reports_to_send, <text:span text:style-name="T168">a system podejmuje próbę przesłania raportu przez internet do servera Sentry.</text:span> <text:span text:style-name="T18">Po pomyślnym wysłaniu</text:span> raport zostani<text:span text:style-name="T18">e </text:span>usunięty z komputera użytkownika. Jeżeli z jakiegoś powodu nie można wysłać raportu (np. brak połączenia z internetem lub odmowa serwera) raport pozostaje w folderze ~/.obci/crash_reports_to_send. <text:span text:style-name="T166">W przypadku kiedy … raport zostaje przeniesiony do folderu ~/.obci/crash_reports_send_failed, a system przestaje podejmować próby wysłania. </text:span></text:p>
      <text:p text:style-name="P77"/>
      <text:p text:style-name="P5">Cel</text:p>
      <text:p text:style-name="P10">Weryfikacja poprawności działania mechanizmu <text:span text:style-name="T10">przesyłania</text:span> <text:span text:style-name="T168">raportów</text:span> <text:span text:style-name="T49">na podstawie powyższego opisu</text:span>.</text:p>
      <text:p text:style-name="P13"/>
      <text:p text:style-name="P68">Założenia początkowe</text:p>
      <text:p text:style-name="P46">Testy przeprowadzane są na komputerze z systemem Ubuntu16.04, z zainstalowanymi pakietami obci i Svarog.</text:p>
      <text:p text:style-name="P87"/>
      <text:p text:style-name="P205">Kryterium akceptacji testów</text:p>
      <text:p text:style-name="P137"><text:span text:style-name="T107">- Z</text:span><text:span text:style-name="T106">awartości folder</text:span><text:span text:style-name="T109">ów</text:span><text:span text:style-name="T106"> ~/.obci/</text:span><text:span text:style-name="T108">crash_reports, </text:span><text:span text:style-name="T106">~/.obci/</text:span><text:span text:style-name="T108">crash_reports_</text:span><text:span text:style-name="T109">to_send, </text:span><text:span text:style-name="T106">~/.obci/</text:span><text:span text:style-name="T108">crash_reports_</text:span><text:span text:style-name="T109">send_failed</text:span><text:span text:style-name="T106"> zgodna z oczekiwaniami </text:span><text:span text:style-name="T107">na każdym etapie realizacji scenariusza</text:span><text:span text:style-name="T106">.</text:span></text:p>
      <text:p text:style-name="P137"><text:span text:style-name="T106">- </text:span><text:span text:style-name="T109">Wyświetlanie się okna dialogowego oraz zawartość serwera Sentry zgodne z oczekiwaniami</text:span></text:p>
      <text:p text:style-name="P208"/>
      <text:p text:style-name="P4">Scenariusze testowe:</text:p>
      <text:p text:style-name="P4"/>
      <text:p text:style-name="P185"><text:a xlink:type="simple" xlink:href="#3.1" text:style-name="Internet_20_link" text:visited-style-name="Visited_20_Internet_20_Link"><text:span text:style-name="T145">3.</text:span></text:a><text:a xlink:type="simple" xlink:href="#3.1" text:style-name="Internet_20_link" text:visited-style-name="Visited_20_Internet_20_Link"><text:span text:style-name="T143">1</text:span></text:a><text:a xlink:type="simple" xlink:href="#3.1" text:style-name="Internet_20_link" text:visited-style-name="Visited_20_Internet_20_Link"><text:span text:style-name="T147"> </text:span></text:a><text:a xlink:type="simple" xlink:href="#3.1" text:style-name="Internet_20_link" text:visited-style-name="Visited_20_Internet_20_Link"><text:span text:style-name="T151">Test anulowania wysłania raportu</text:span></text:a></text:p>
      <text:p text:style-name="P172"><text:a xlink:type="simple" xlink:href="#3.2" text:style-name="Internet_20_link" text:visited-style-name="Visited_20_Internet_20_Link"><text:span text:style-name="T141">3.</text:span></text:a><text:a xlink:type="simple" xlink:href="#3.2" text:style-name="Internet_20_link" text:visited-style-name="Visited_20_Internet_20_Link"><text:span text:style-name="T139">2 </text:span></text:a><text:a xlink:type="simple" xlink:href="#3.2" text:style-name="Internet_20_link" text:visited-style-name="Visited_20_Internet_20_Link"><text:span text:style-name="T157">Test </text:span></text:a><text:a xlink:type="simple" xlink:href="#3.2" text:style-name="Internet_20_link" text:visited-style-name="Visited_20_Internet_20_Link"><text:span text:style-name="T124">wysyła</text:span></text:a><text:a xlink:type="simple" xlink:href="#3.2" text:style-name="Internet_20_link" text:visited-style-name="Visited_20_Internet_20_Link"><text:span text:style-name="T127">nia</text:span></text:a><text:a xlink:type="simple" xlink:href="#3.2" text:style-name="Internet_20_link" text:visited-style-name="Visited_20_Internet_20_Link"><text:span text:style-name="T124"> raport</text:span></text:a><text:a xlink:type="simple" xlink:href="#3.2" text:style-name="Internet_20_link" text:visited-style-name="Visited_20_Internet_20_Link"><text:span text:style-name="T127">u</text:span></text:a><text:a xlink:type="simple" xlink:href="#3.2" text:style-name="Internet_20_link" text:visited-style-name="Visited_20_Internet_20_Link"><text:span text:style-name="T124"> </text:span></text:a><text:a xlink:type="simple" xlink:href="#3.2" text:style-name="Internet_20_link" text:visited-style-name="Visited_20_Internet_20_Link"><text:span text:style-name="T128">bez dodatkowych informacji</text:span></text:a></text:p>
      <text:p text:style-name="P174"><text:a xlink:type="simple" xlink:href="#3.3" text:style-name="Internet_20_link" text:visited-style-name="Visited_20_Internet_20_Link"><text:span text:style-name="T141">3.</text:span></text:a><text:a xlink:type="simple" xlink:href="#3.3" text:style-name="Internet_20_link" text:visited-style-name="Visited_20_Internet_20_Link"><text:span text:style-name="T139">3</text:span></text:a><text:a xlink:type="simple" xlink:href="#3.3" text:style-name="Internet_20_link" text:visited-style-name="Visited_20_Internet_20_Link"><text:span text:style-name="T124"> </text:span></text:a><text:a xlink:type="simple" xlink:href="#3.3" text:style-name="Internet_20_link" text:visited-style-name="Visited_20_Internet_20_Link"><text:span text:style-name="T127">Test</text:span></text:a><text:a xlink:type="simple" xlink:href="#3.3" text:style-name="Internet_20_link" text:visited-style-name="Visited_20_Internet_20_Link"><text:span text:style-name="T124"> wysyła</text:span></text:a><text:a xlink:type="simple" xlink:href="#3.3" text:style-name="Internet_20_link" text:visited-style-name="Visited_20_Internet_20_Link"><text:span text:style-name="T127">nia</text:span></text:a><text:a xlink:type="simple" xlink:href="#3.3" text:style-name="Internet_20_link" text:visited-style-name="Visited_20_Internet_20_Link"><text:span text:style-name="T124"> raport</text:span></text:a><text:a xlink:type="simple" xlink:href="#3.3" text:style-name="Internet_20_link" text:visited-style-name="Visited_20_Internet_20_Link"><text:span text:style-name="T127">u</text:span></text:a><text:a xlink:type="simple" xlink:href="#3.3" text:style-name="Internet_20_link" text:visited-style-name="Visited_20_Internet_20_Link"><text:span text:style-name="T124"> z mail-em</text:span></text:a></text:p>
      <text:p text:style-name="P176"><text:a xlink:type="simple" xlink:href="#3.4" text:style-name="Internet_20_link" text:visited-style-name="Visited_20_Internet_20_Link"><text:span text:style-name="T141">3.</text:span></text:a><text:a xlink:type="simple" xlink:href="#3.4" text:style-name="Internet_20_link" text:visited-style-name="Visited_20_Internet_20_Link"><text:span text:style-name="T139">4</text:span></text:a><text:a xlink:type="simple" xlink:href="#3.4" text:style-name="Internet_20_link" text:visited-style-name="Visited_20_Internet_20_Link"><text:span text:style-name="T124"> </text:span></text:a><text:a xlink:type="simple" xlink:href="#3.4" text:style-name="Internet_20_link" text:visited-style-name="Visited_20_Internet_20_Link"><text:span text:style-name="T127">Test</text:span></text:a><text:a xlink:type="simple" xlink:href="#3.4" text:style-name="Internet_20_link" text:visited-style-name="Visited_20_Internet_20_Link"><text:span text:style-name="T124"> wysyła</text:span></text:a><text:a xlink:type="simple" xlink:href="#3.4" text:style-name="Internet_20_link" text:visited-style-name="Visited_20_Internet_20_Link"><text:span text:style-name="T127">nia</text:span></text:a><text:a xlink:type="simple" xlink:href="#3.4" text:style-name="Internet_20_link" text:visited-style-name="Visited_20_Internet_20_Link"><text:span text:style-name="T124"> raport</text:span></text:a><text:a xlink:type="simple" xlink:href="#3.4" text:style-name="Internet_20_link" text:visited-style-name="Visited_20_Internet_20_Link"><text:span text:style-name="T127">u</text:span></text:a><text:a xlink:type="simple" xlink:href="#3.4" text:style-name="Internet_20_link" text:visited-style-name="Visited_20_Internet_20_Link"><text:span text:style-name="T124"> z mail-em i dodatkową informacją.</text:span></text:a></text:p>
      <text:p text:style-name="P176"><text:a xlink:type="simple" xlink:href="#3.5" text:style-name="Internet_20_link" text:visited-style-name="Visited_20_Internet_20_Link"><text:span text:style-name="T141">3.</text:span></text:a><text:a xlink:type="simple" xlink:href="#3.5" text:style-name="Internet_20_link" text:visited-style-name="Visited_20_Internet_20_Link"><text:span text:style-name="T142">5</text:span></text:a><text:a xlink:type="simple" xlink:href="#3.5" text:style-name="Internet_20_link" text:visited-style-name="Visited_20_Internet_20_Link"><text:span text:style-name="T124"> </text:span></text:a><text:a xlink:type="simple" xlink:href="#3.5" text:style-name="Internet_20_link" text:visited-style-name="Visited_20_Internet_20_Link"><text:span text:style-name="T127">Test</text:span></text:a><text:a xlink:type="simple" xlink:href="#3.5" text:style-name="Internet_20_link" text:visited-style-name="Visited_20_Internet_20_Link"><text:span text:style-name="T124"> wysyła</text:span></text:a><text:a xlink:type="simple" xlink:href="#3.5" text:style-name="Internet_20_link" text:visited-style-name="Visited_20_Internet_20_Link"><text:span text:style-name="T127">nia</text:span></text:a><text:a xlink:type="simple" xlink:href="#3.5" text:style-name="Internet_20_link" text:visited-style-name="Visited_20_Internet_20_Link"><text:span text:style-name="T124"> raport</text:span></text:a><text:a xlink:type="simple" xlink:href="#3.5" text:style-name="Internet_20_link" text:visited-style-name="Visited_20_Internet_20_Link"><text:span text:style-name="T127">u</text:span></text:a><text:a xlink:type="simple" xlink:href="#3.5" text:style-name="Internet_20_link" text:visited-style-name="Visited_20_Internet_20_Link"><text:span text:style-name="T124"> z </text:span></text:a><text:a xlink:type="simple" xlink:href="#3.5" text:style-name="Internet_20_link" text:visited-style-name="Visited_20_Internet_20_Link"><text:span text:style-name="T129">niepoprawnymi danymi od użytkownika</text:span></text:a><text:a xlink:type="simple" xlink:href="#3.5" text:style-name="Internet_20_link" text:visited-style-name="Visited_20_Internet_20_Link"><text:span text:style-name="T124">.</text:span></text:a></text:p>
      <text:p text:style-name="P169"><text:a xlink:type="simple" xlink:href="#3.6" text:style-name="Internet_20_link" text:visited-style-name="Visited_20_Internet_20_Link"><text:span text:style-name="T141">3.</text:span></text:a><text:a xlink:type="simple" xlink:href="#3.6" text:style-name="Internet_20_link" text:visited-style-name="Visited_20_Internet_20_Link"><text:span text:style-name="T142">6</text:span></text:a><text:a xlink:type="simple" xlink:href="#3.6" text:style-name="Internet_20_link" text:visited-style-name="Visited_20_Internet_20_Link"><text:span text:style-name="T124"> </text:span></text:a><text:a xlink:type="simple" xlink:href="#3.6" text:style-name="Internet_20_link" text:visited-style-name="Visited_20_Internet_20_Link"><text:span text:style-name="T127">Test</text:span></text:a><text:a xlink:type="simple" xlink:href="#3.6" text:style-name="Internet_20_link" text:visited-style-name="Visited_20_Internet_20_Link"><text:span text:style-name="T124"> wysyła</text:span></text:a><text:a xlink:type="simple" xlink:href="#3.6" text:style-name="Internet_20_link" text:visited-style-name="Visited_20_Internet_20_Link"><text:span text:style-name="T127">nia</text:span></text:a><text:a xlink:type="simple" xlink:href="#3.6" text:style-name="Internet_20_link" text:visited-style-name="Visited_20_Internet_20_Link"><text:span text:style-name="T124"> raport </text:span></text:a><text:a xlink:type="simple" xlink:href="#3.6" text:style-name="Internet_20_link" text:visited-style-name="Visited_20_Internet_20_Link"><text:span text:style-name="T127">przy </text:span></text:a><text:a xlink:type="simple" xlink:href="#3.6" text:style-name="Internet_20_link" text:visited-style-name="Visited_20_Internet_20_Link"><text:span text:style-name="T124">brak</text:span></text:a><text:a xlink:type="simple" xlink:href="#3.6" text:style-name="Internet_20_link" text:visited-style-name="Visited_20_Internet_20_Link"><text:span text:style-name="T127">u</text:span></text:a><text:a xlink:type="simple" xlink:href="#3.6" text:style-name="Internet_20_link" text:visited-style-name="Visited_20_Internet_20_Link"><text:span text:style-name="T124"> połączenia z internetem</text:span></text:a></text:p>
      <text:p text:style-name="P174"><text:a xlink:type="simple" xlink:href="#3.7" text:style-name="Internet_20_link" text:visited-style-name="Visited_20_Internet_20_Link"><text:span text:style-name="T141">3.</text:span></text:a><text:a xlink:type="simple" xlink:href="#3.7" text:style-name="Internet_20_link" text:visited-style-name="Visited_20_Internet_20_Link"><text:span text:style-name="T142">7</text:span></text:a><text:a xlink:type="simple" xlink:href="#3.7" text:style-name="Internet_20_link" text:visited-style-name="Visited_20_Internet_20_Link"><text:span text:style-name="T124"> </text:span></text:a><text:a xlink:type="simple" xlink:href="#3.7" text:style-name="Internet_20_link" text:visited-style-name="Visited_20_Internet_20_Link"><text:span text:style-name="T127">Test wysłania raportu po o</text:span></text:a><text:a xlink:type="simple" xlink:href="#3.7" text:style-name="Internet_20_link" text:visited-style-name="Visited_20_Internet_20_Link"><text:span text:style-name="T124">dzyskani</text:span></text:a><text:a xlink:type="simple" xlink:href="#3.7" text:style-name="Internet_20_link" text:visited-style-name="Visited_20_Internet_20_Link"><text:span text:style-name="T127">u</text:span></text:a><text:a xlink:type="simple" xlink:href="#3.7" text:style-name="Internet_20_link" text:visited-style-name="Visited_20_Internet_20_Link"><text:span text:style-name="T124"> połączenia z internetem </text:span></text:a><text:a xlink:type="simple" xlink:href="#3.7" text:style-name="Internet_20_link" text:visited-style-name="Visited_20_Internet_20_Link"><text:span text:style-name="T127">przed ponownym uruchomieniem komputera.</text:span></text:a></text:p>
      <text:p text:style-name="P183"><text:a xlink:type="simple" xlink:href="#3.8" text:style-name="Internet_20_link" text:visited-style-name="Visited_20_Internet_20_Link"><text:span text:style-name="T143">3.</text:span></text:a><text:a xlink:type="simple" xlink:href="#3.8" text:style-name="Internet_20_link" text:visited-style-name="Visited_20_Internet_20_Link"><text:span text:style-name="T146">8</text:span></text:a><text:a xlink:type="simple" xlink:href="#3.8" text:style-name="Internet_20_link" text:visited-style-name="Visited_20_Internet_20_Link"><text:span text:style-name="T147"> Test wysłania raportu po ponownym uruchomieniu komputera i odzyskaniu połączenia z internetem.</text:span></text:a></text:p>
      <text:p text:style-name="P174"><text:a xlink:type="simple" xlink:href="#3.9" text:style-name="Internet_20_link" text:visited-style-name="Visited_20_Internet_20_Link"><text:span text:style-name="T141">3.</text:span></text:a><text:a xlink:type="simple" xlink:href="#3.9" text:style-name="Internet_20_link" text:visited-style-name="Visited_20_Internet_20_Link"><text:span text:style-name="T142">9</text:span></text:a><text:a xlink:type="simple" xlink:href="#3.9" text:style-name="Internet_20_link" text:visited-style-name="Visited_20_Internet_20_Link"><text:span text:style-name="T124"> </text:span></text:a><text:a xlink:type="simple" xlink:href="#3.9" text:style-name="Internet_20_link" text:visited-style-name="Visited_20_Internet_20_Link"><text:span text:style-name="T127">Test wysłania raportu przy </text:span></text:a><text:a xlink:type="simple" xlink:href="#3.9" text:style-name="Internet_20_link" text:visited-style-name="Visited_20_Internet_20_Link"><text:span text:style-name="T124">odmow</text:span></text:a><text:a xlink:type="simple" xlink:href="#3.9" text:style-name="Internet_20_link" text:visited-style-name="Visited_20_Internet_20_Link"><text:span text:style-name="T127">ie</text:span></text:a><text:a xlink:type="simple" xlink:href="#3.9" text:style-name="Internet_20_link" text:visited-style-name="Visited_20_Internet_20_Link"><text:span text:style-name="T124"> serwera Sentry</text:span></text:a></text:p>
      <text:p text:style-name="P180"><text:a xlink:type="simple" xlink:href="#3.10" text:style-name="Internet_20_link" text:visited-style-name="Visited_20_Internet_20_Link"><text:span text:style-name="T145">3.</text:span></text:a><text:a xlink:type="simple" xlink:href="#3.10" text:style-name="Internet_20_link" text:visited-style-name="Visited_20_Internet_20_Link"><text:span text:style-name="T146">10</text:span></text:a><text:a xlink:type="simple" xlink:href="#3.10" text:style-name="Internet_20_link" text:visited-style-name="Visited_20_Internet_20_Link"><text:span text:style-name="T143"> </text:span></text:a><text:a xlink:type="simple" xlink:href="#3.10" text:style-name="Internet_20_link" text:visited-style-name="Visited_20_Internet_20_Link"><text:span text:style-name="T154">Test wysałania raportu po u</text:span></text:a><text:a xlink:type="simple" xlink:href="#3.10" text:style-name="Internet_20_link" text:visited-style-name="Visited_20_Internet_20_Link"><text:span text:style-name="T147">zyskanie zgody serwera.</text:span></text:a></text:p>
      <text:p text:style-name="P180"><text:a xlink:type="simple" xlink:href="#3.11" text:style-name="Internet_20_link" text:visited-style-name="Visited_20_Internet_20_Link"><text:span text:style-name="T145">3.</text:span></text:a><text:a xlink:type="simple" xlink:href="#3.11" text:style-name="Internet_20_link" text:visited-style-name="Visited_20_Internet_20_Link"><text:span text:style-name="T143">1</text:span></text:a><text:a xlink:type="simple" xlink:href="#3.11" text:style-name="Internet_20_link" text:visited-style-name="Visited_20_Internet_20_Link"><text:span text:style-name="T146">1</text:span></text:a><text:a xlink:type="simple" xlink:href="#3.11" text:style-name="Internet_20_link" text:visited-style-name="Visited_20_Internet_20_Link"><text:span text:style-name="T147"> </text:span></text:a><text:a xlink:type="simple" xlink:href="#3.11" text:style-name="Internet_20_link" text:visited-style-name="Visited_20_Internet_20_Link"><text:span text:style-name="T151">Test wysłania raportu z wystąpienia błędu </text:span></text:a><text:a xlink:type="simple" xlink:href="#3.11" text:style-name="Internet_20_link" text:visited-style-name="Visited_20_Internet_20_Link"><text:span text:style-name="T147">pod koniec realizacji długiego eksperymentu.</text:span></text:a></text:p>
      <text:p text:style-name="P180"><text:a xlink:type="simple" xlink:href="#3.12" text:style-name="Internet_20_link" text:visited-style-name="Visited_20_Internet_20_Link"><text:span text:style-name="T145">3.</text:span></text:a><text:a xlink:type="simple" xlink:href="#3.12" text:style-name="Internet_20_link" text:visited-style-name="Visited_20_Internet_20_Link"><text:span text:style-name="T143">1</text:span></text:a><text:a xlink:type="simple" xlink:href="#3.12" text:style-name="Internet_20_link" text:visited-style-name="Visited_20_Internet_20_Link"><text:span text:style-name="T146">2</text:span></text:a><text:a xlink:type="simple" xlink:href="#3.12" text:style-name="Internet_20_link" text:visited-style-name="Visited_20_Internet_20_Link"><text:span text:style-name="T147"> Test przeniesienia raportu do crash_reports_send_failed.</text:span></text:a></text:p>
      <text:p text:style-name="P3"/>
      <text:p text:style-name="P3">Po przeprowadzeniu każdego ze scenariuszy należy przejrzeć zawartość katalogów ./obci/crash_reports, ~/.obci/crash_reports_to_send, ~/.obci/crash_reports_send_failed. Porównać <text:s/>ją z oczekiwanym rezultatem. <text:span text:style-name="T56">Przed uruchomieniem kolejengo scenariusza należy usunąć zawartość folderu ~/.obci</text:span></text:p>
      <text:p text:style-name="P184"><text:span text:style-name="T24"/></text:p>
      <text:p text:style-name="P184"><text:span text:style-name="T24"/></text:p>
      <text:p text:style-name="P216"><text:span text:style-name="T24">Podstawowe </text:span><text:span text:style-name="T25">etapy poszczególnych </text:span><text:span text:style-name="T24">scenariusz</text:span><text:span text:style-name="T26">y</text:span><text:span text:style-name="T24"> testowych:</text:span></text:p>
      <text:p text:style-name="P184"><text:span text:style-name="T24"/></text:p>
      <text:p text:style-name="P179">Na potrzeby testowania przyjęto standardową procedurę wywoływania <text:span text:style-name="T158">okna dialogowego</text:span>. <text:span text:style-name="T158">Procedura obejmuje kroki A, B, C scenariusza <text:s/>2.3. Od tej procedury rozpoczyna się każdy scenariusz (z pominięciem eksperymentu 3.11).</text:span></text:p>
      <text:p text:style-name="P102"><text:span text:style-name="T24"/></text:p>
      <text:p text:style-name="P173"><text:bookmark text:name="3.1"/><text:span text:style-name="T3">3.</text:span><text:span text:style-name="T2">1</text:span> <text:span text:style-name="T121">Test anulowania wysłania raportu</text:span></text:p>
      <text:p text:style-name="P173"/>
      <text:p text:style-name="P193">A. Wywołanie okna dialogowego</text:p>
      <text:p text:style-name="P193">B. Sprawdzenie zawartości katalogu ~/.obci/logs/crash_reports</text:p>
      <text:p text:style-name="P193">C. Naciśnięcie przycisku Discard report</text:p>
      <text:p text:style-name="P193">D. Sprawdzenie zawartości katalogu ~/.obci/logs/crash_reports</text:p>
      <text:p text:style-name="P193">E. Zamknięcie <text:span text:style-name="T161">Svarog-a, </text:span>obci gui <text:span text:style-name="T161">i </text:span>obci srv</text:p>
      <text:p text:style-name="P193">F. Sprawdzenie zawartości katalogu ~/.obci/logs/crash_reports</text:p>
      <text:p text:style-name="P193"/>
      <text:p text:style-name="P173"><text:bookmark text:name="3.2"/><text:span text:style-name="T3">3.</text:span><text:span text:style-name="T2">2 </text:span><text:span text:style-name="T44">Test </text:span>wysyła<text:span text:style-name="T121">nia</text:span> raport<text:span text:style-name="T121">u</text:span> <text:span text:style-name="T56">bez dodatkowych informacji</text:span></text:p>
      <text:p text:style-name="P173"/>
      <text:p text:style-name="P193">A. Wywołanie okna dialogowego</text:p>
      <text:p text:style-name="P193">B. Sprawdzenie zawartości katalogu ~/.obci/logs/crash_reports</text:p>
      <text:p text:style-name="P193">C. Weryfikacja zawartości raportu</text:p>
      <text:p text:style-name="P193">D. Naciśnięcie przycisku Send report</text:p>
      <text:p text:style-name="P193"><text:span text:style-name="T160">E</text:span>. Zamknięcie <text:span text:style-name="T161">Svarog-a, </text:span>obci gui <text:span text:style-name="T161">i</text:span> obci srv</text:p>
      <text:p text:style-name="P193"><text:span text:style-name="T160">F</text:span>. Sprawdzenie zawartości katalogu ~/.obci/logs/crash_reports</text:p>
      <text:p text:style-name="P195"><text:span text:style-name="T160">G</text:span>. Weryfikacja zawartości raportu w Sentry server</text:p>
      <text:p text:style-name="P195"/>
      <text:p text:style-name="P175"><text:bookmark text:name="3.3"/><text:span text:style-name="T3">3.</text:span><text:span text:style-name="T2">3</text:span> <text:span text:style-name="T121">Test</text:span> wysyła<text:span text:style-name="T121">nia</text:span> raport<text:span text:style-name="T121">u</text:span> z mail-em</text:p>
      <text:p text:style-name="P175"/>
      <text:p text:style-name="P193">A. Wywołanie okna dialogowego</text:p>
      <text:p text:style-name="P199">B. Wprowadzenie mail-a</text:p>
      <text:p text:style-name="P195"><text:span text:style-name="T160">C</text:span>. Naciśnięcie przycisku Send report</text:p>
      <text:p text:style-name="P193"><text:span text:style-name="T160">D</text:span>. Zamknięcie <text:span text:style-name="T161">Svarog-a, </text:span>obci gui <text:span text:style-name="T161">i</text:span> obci srv</text:p>
      <text:p text:style-name="P195"><text:span text:style-name="T160">E</text:span>. Weryfikacja zawartości raportu w Sentry server</text:p>
      <text:p text:style-name="P195"/>
      <text:p text:style-name="P175"><text:bookmark text:name="3.4"/><text:span text:style-name="T3">3.</text:span><text:span text:style-name="T2">4</text:span> <text:span text:style-name="T121">Test</text:span> wysyła<text:span text:style-name="T121">nia</text:span> raport<text:span text:style-name="T121">u</text:span> z mail-em i dodatkową informacją.</text:p>
      <text:p text:style-name="P186"/>
      <text:p text:style-name="P193">A. Wywołanie okna dialogowego</text:p>
      <text:p text:style-name="P199">B. Wprowadzenie mail-a i dodatkowych informacji</text:p>
      <text:p text:style-name="P193"><text:span text:style-name="T160">C</text:span>. Naciśnięcie przycisku Send report</text:p>
      <text:p text:style-name="P193"><text:span text:style-name="T160">D</text:span>. Weryfikacja zawartości raportu w Sentry server</text:p>
      <text:p text:style-name="P193"><text:span text:style-name="T160">E</text:span>. Zamknięcie <text:span text:style-name="T161">Svarog-a, </text:span>obci gui <text:span text:style-name="T161">i</text:span> obci srv</text:p>
      <text:p text:style-name="P196"><text:span text:style-name="T161">F</text:span>. Weryfikacja zawartości raportu w Sentry server</text:p>
      <text:p text:style-name="P196"/>
      <text:p text:style-name="P186"/>
      <text:p text:style-name="P218"><text:bookmark text:name="3.5"/><text:span text:style-name="T3">3.</text:span><text:span text:style-name="T9">5</text:span><text:span text:style-name="T69"> </text:span><text:span text:style-name="T44">Test</text:span><text:span text:style-name="T45"> wysyła</text:span><text:span text:style-name="T44">nia</text:span><text:span text:style-name="T45"> raport</text:span><text:span text:style-name="T44">u</text:span><text:span text:style-name="T45"> z </text:span><text:span text:style-name="T46">niepoprawnymi danymi od użytkownika</text:span><text:span text:style-name="T45">.</text:span></text:p>
      <text:p text:style-name="P195"/>
      <text:p text:style-name="P195">A. Wywołanie okna dialogowego</text:p>
      <text:p text:style-name="P199">B. Wprowadzenie niepoprawnych danych</text:p>
      <text:p text:style-name="P195"><text:span text:style-name="T160">C</text:span>. Naciśnięcie przycisku Send report</text:p>
      <text:p text:style-name="P195"><text:span text:style-name="T161">D</text:span>. Zamknięcie obci gui, obci srv i gui</text:p>
      <text:p text:style-name="P196"><text:span text:style-name="T161">E</text:span>. Weryfikacja zawartości raportu w Sentry server</text:p>
      <text:p text:style-name="P195"/>
      <text:p text:style-name="P186"><text:bookmark text:name="3.6"/><text:span text:style-name="T69">3.</text:span><text:span text:style-name="T70">6</text:span><text:span text:style-name="T63"> </text:span><text:span text:style-name="T65">Test</text:span><text:span text:style-name="T63"> wysyła</text:span><text:span text:style-name="T65">nia</text:span><text:span text:style-name="T63"> raport </text:span><text:span text:style-name="T65">przy </text:span><text:span text:style-name="T63">brak</text:span><text:span text:style-name="T65">u</text:span><text:span text:style-name="T63"> połączenia z internetem</text:span></text:p>
      <text:p text:style-name="P170"/>
      <text:p text:style-name="P193">A. Wywołanie okna dialogowego</text:p>
      <text:p text:style-name="P193">B. Naciśnięcie przycisku Send report</text:p>
      <text:p text:style-name="P193">C. Sprawdzenie zawartości katalogu ~/.obci/logs/crash_reports_to_send</text:p>
      <text:p text:style-name="P193">D. Zamknięcie <text:span text:style-name="T159">Svarog-a</text:span>, obci srv i <text:span text:style-name="T159">obci </text:span>gui</text:p>
      <text:p text:style-name="P193">E. Sprawdzenie zawartości katalogów ~/.obci/logs/crash_reports <text:span text:style-name="T159">i </text:span><text:s/>~/.obci/logs/crash_reports_to_send</text:p>
      <text:p text:style-name="P190"/>
      <text:p text:style-name="P175"><text:bookmark text:name="3.7"/><text:span text:style-name="T3">3.</text:span><text:span text:style-name="T9">7</text:span> <text:span text:style-name="T121">Test wysłania raportu po o</text:span>dzyskani<text:span text:style-name="T121">u</text:span> połączenia z internetem <text:span text:style-name="T121">przed ponownym uruchomieniem komputera.</text:span></text:p>
      <text:p text:style-name="P175"/>
      <text:p text:style-name="P193">A. Wywołanie okna dialogowego</text:p>
      <text:p text:style-name="P193">B. Naciśnięcie przycisku Send report</text:p>
      <text:p text:style-name="P197">C. Odzyskanie sprawności łącza internetowego</text:p>
      <text:p text:style-name="P193"><text:span text:style-name="T159">D</text:span>. Sprawdzenie zawartości katalogów ~/.obci/logs/crash_reports <text:span text:style-name="T161">i </text:span><text:s/>~/.obci/logs/crash_reports_to_send</text:p>
      <text:p text:style-name="P194"><text:span text:style-name="T159">E</text:span>. Zamknięcie <text:span text:style-name="T159">Svarog-a</text:span>, obci srv i <text:span text:style-name="T159">obci </text:span>gui</text:p>
      <text:p text:style-name="P194"><text:span text:style-name="T159">F.</text:span> Sprawdzenie zawartości katalogów ~/.obci/logs/crash_reports <text:span text:style-name="T161">i </text:span><text:s/>~/.obci/logs/crash_reports_to_send</text:p>
      <text:p text:style-name="P190">G. <text:span text:style-name="T158">Weryfikacja zawartości raportu w Sentry server</text:span></text:p>
      <text:p text:style-name="P190"/>
      <text:p text:style-name="P177"><text:bookmark text:name="3.8"/><text:span text:style-name="T2">3.</text:span><text:span text:style-name="T9">8</text:span> Test wysłania raportu po ponownym uruchomieniu komputera i odzyskaniu połączenia z internetem.</text:p>
      <text:p text:style-name="P181"/>
      <text:p text:style-name="P194">A. Wywołanie okna dialogowego</text:p>
      <text:p text:style-name="P194">B. Naciśnięcie przycisku Send report</text:p>
      <text:p text:style-name="P194"><text:span text:style-name="T159">C</text:span>. Zamknięcie <text:span text:style-name="T159">Svarog-a</text:span>, obci srv, <text:span text:style-name="T159">obci</text:span> gui <text:span text:style-name="T159">i wyłączenie komputera</text:span></text:p>
      <text:p text:style-name="P197">D. Ponowne włączenie komputera</text:p>
      <text:p text:style-name="P197">E. Odzyskanie sprawności łącza internetowego</text:p>
      <text:p text:style-name="P196"><text:span text:style-name="T159">F</text:span>. 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94"><text:span text:style-name="T159">G</text:span>. Zamknięcie obci gui, obci srv i gui</text:p>
      <text:p text:style-name="P196"><text:span text:style-name="T159">H</text:span>. 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91"><text:span text:style-name="T160">I</text:span>. <text:span text:style-name="T158">Weryfikacja zawartości raportu w Sentry server</text:span></text:p>
      <text:p text:style-name="P191"/>
      <text:p text:style-name="P175"><text:span text:style-name="T3"/></text:p>
      <text:p text:style-name="P217"><text:bookmark text:name="3.9"/><text:span text:style-name="T3">3.</text:span><text:span text:style-name="T9">9</text:span> <text:span text:style-name="T121">Test wysłania raportu przy </text:span>odmow<text:span text:style-name="T121">ie</text:span> serwera Sentry</text:p>
      <text:p text:style-name="P175"/>
      <text:p text:style-name="P195">A. Wywołanie okna dialogowego</text:p>
      <text:p text:style-name="P199">B. Wywołanie odmowy server-a</text:p>
      <text:p text:style-name="P195">B. Naciśnięcie przycisku Send report</text:p>
      <text:p text:style-name="P196"><text:span text:style-name="T159">F</text:span>. 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95"><text:span text:style-name="T159">G</text:span>. Zamknięcie obci gui, obci srv i gui</text:p>
      <text:p text:style-name="P196"><text:span text:style-name="T159">H</text:span>. <text:s/>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76"><text:span text:style-name="T3"/></text:p>
      <text:p text:style-name="P175"><text:bookmark text:name="3.10"/><text:span text:style-name="T3">3.</text:span><text:span text:style-name="T9">10</text:span><text:span text:style-name="T2"> </text:span><text:span text:style-name="T44">Test wysałania raportu po u</text:span>zyskanie zgody serwera.</text:p>
      <text:p text:style-name="P181"/>
      <text:p text:style-name="P196">A. Wywołanie okna dialogowego</text:p>
      <text:p text:style-name="P200">B. Wywołanie odmowy server-a</text:p>
      <text:p text:style-name="P196">B. Naciśnięcie przycisku Send report</text:p>
      <text:p text:style-name="P198">E. <text:span text:style-name="T160">Wywołanie zgody server-a.</text:span></text:p>
      <text:p text:style-name="P196"><text:span text:style-name="T159">F</text:span>. 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96"><text:span text:style-name="T159">G</text:span>. Zamknięcie obci gui, obci srv i gui</text:p>
      <text:p text:style-name="P196"><text:span text:style-name="T159">H</text:span>. <text:s/>Sprawdzenie zawartości katalogów ~/.obci/logs/crash_reports, <text:span text:style-name="T159"><text:s/></text:span><text:s/>~/.obci/logs/crash_reports_to_send <text:span text:style-name="T161">i </text:span>~/.obci/logs/crash_reports_<text:span text:style-name="T161">send_failed</text:span></text:p>
      <text:p text:style-name="P192"><text:span text:style-name="T160">I</text:span>. <text:span text:style-name="T158">Weryfikacja zawartości raportu w Sentry server</text:span></text:p>
      <text:p text:style-name="P175"><text:span text:style-name="T3"/></text:p>
      <text:p text:style-name="P175"><text:bookmark text:name="3.11"/><text:span text:style-name="T3">3.</text:span><text:span text:style-name="T2">1</text:span><text:span text:style-name="T9">1</text:span> <text:span text:style-name="T121">Test wysłania raportu z wystąpienia błędu </text:span>pod koniec realizacji długiego eksperymentu.</text:p>
      <text:p text:style-name="P196"/>
      <text:p text:style-name="P196">A. <text:span text:style-name="T161">Przeniesienie raportu z długiego eksperymentu do katalogu ~/.obci/crash_reports</text:span></text:p>
      <text:p text:style-name="P201">B. Uruchomienie obci srv</text:p>
      <text:p text:style-name="P200"><text:span text:style-name="T161">C</text:span>. Wprowadzenie mail-a i dodatkowych informacji</text:p>
      <text:p text:style-name="P196"><text:span text:style-name="T161">D</text:span>. Naciśnięcie przycisku Send report</text:p>
      <text:p text:style-name="P196"><text:span text:style-name="T161">E</text:span>. Weryfikacja zawartości raportu w Sentry server</text:p>
      <text:p text:style-name="P196"><text:span text:style-name="T161">F</text:span>. Zamknięcie <text:span text:style-name="T161">Svarog-a, </text:span>obci gui <text:span text:style-name="T161">i</text:span> obci srv</text:p>
      <text:p text:style-name="P196"><text:span text:style-name="T161">G.</text:span> Weryfikacja zawartości raportu w Sentry server</text:p>
      <text:p text:style-name="P181"/>
      <text:p text:style-name="P182"><text:bookmark text:name="3.12"/><text:span text:style-name="T32">3.</text:span><text:span text:style-name="T31">1</text:span><text:span text:style-name="T33">2</text:span><text:span text:style-name="T34"> Test przeniesienia raportu do crash_reports_send_fai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11H23M48S</meta:editing-duration>
    <meta:editing-cycles>41</meta:editing-cycles>
    <dc:date>2016-12-15T15:44:13.454683613</dc:date>
    <meta:document-statistic meta:table-count="0" meta:image-count="0" meta:object-count="0" meta:page-count="14" meta:paragraph-count="381" meta:word-count="3376" meta:character-count="26127" meta:non-whitespace-character-count="23088"/>
  </office:meta>
</office:document-meta>
</file>